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8000000080D0864B3FED36D360.png" manifest:media-type="image/png"/>
  <manifest:file-entry manifest:full-path="Pictures/100000000000025C00000119DADF75AF8558E4C9.png" manifest:media-type="image/png"/>
  <manifest:file-entry manifest:full-path="Pictures/100000000000022200000189632E24A30879DAE9.png" manifest:media-type="image/png"/>
  <manifest:file-entry manifest:full-path="Pictures/100000000000025C00000119C1E832D416CF5A4A.png" manifest:media-type="image/png"/>
  <manifest:file-entry manifest:full-path="Pictures/100000000000022200000189E63C1D9E18F19787.png" manifest:media-type="image/png"/>
  <manifest:file-entry manifest:full-path="Pictures/100000000000025B0000018A9408E2DE07AEAF1C.png" manifest:media-type="image/png"/>
  <manifest:file-entry manifest:full-path="Pictures/10000000000001A3000001678B29D018C5E6C3A9.png" manifest:media-type="image/png"/>
  <manifest:file-entry manifest:full-path="Pictures/100000000000017600000174DA968310F39428CC.png" manifest:media-type="image/png"/>
  <manifest:file-entry manifest:full-path="Pictures/10000000000005D90000036B5712CAB3604C347A.png" manifest:media-type="image/png"/>
  <manifest:file-entry manifest:full-path="Pictures/10000000000002BC00000155A5F231D469D6EA56.png" manifest:media-type="image/png"/>
  <manifest:file-entry manifest:full-path="Pictures/10000000000001900000016D28CA0DE28BE16967.png" manifest:media-type="image/png"/>
  <manifest:file-entry manifest:full-path="Pictures/10000000000005450000039375B0A78C38149178.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graphic-properties draw:stroke="none" svg:stroke-color="#000000" draw:fill="none" draw:fill-color="#ffffff" draw:auto-grow-height="true" draw:auto-grow-width="false" fo:max-height="0cm" fo:min-height="1.156cm"/>
    </style:style>
    <style:style style:name="gr173" style:family="graphic" style:parent-style-name="standard">
      <style:graphic-properties draw:stroke="none" svg:stroke-color="#000000" draw:fill="none" draw:fill-color="#ffffff" draw:auto-grow-height="true" draw:auto-grow-width="false" fo:max-height="0cm" fo:min-height="1.14cm"/>
    </style:style>
    <style:style style:name="gr174"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6"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78"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79"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0"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3"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4"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6" style:family="graphic" style:parent-style-name="standard">
      <style:graphic-properties draw:stroke="none" draw:fill-color="#ff0000" draw:textarea-horizontal-align="justify" draw:textarea-vertical-align="middle" draw:auto-grow-height="false" fo:min-height="0.789cm" fo:min-width="0cm"/>
    </style:style>
    <style:style style:name="gr187"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88"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89"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2" style:family="graphic" style:parent-style-name="standard">
      <style:graphic-properties draw:stroke="none" svg:stroke-color="#000000" draw:fill="none" draw:fill-color="#ffffff" fo:min-height="1.143cm"/>
    </style:style>
    <style:style style:name="gr193"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4"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5"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6"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9"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0"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2" style:family="graphic" style:parent-style-name="standard">
      <style:graphic-properties draw:stroke="none" svg:stroke-color="#000000" draw:fill="none" draw:fill-color="#ffffff" draw:auto-grow-height="true" draw:auto-grow-width="false" fo:max-height="0cm" fo:min-height="1.328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4"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5"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6"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7" style:family="graphic" style:parent-style-name="standard">
      <style:graphic-properties draw:stroke="none" svg:stroke-color="#000000" draw:fill="none" draw:fill-color="#ffffff" fo:min-height="0.826cm"/>
    </style:style>
    <style:style style:name="gr208"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09"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0" style:family="graphic" style:parent-style-name="standard">
      <style:graphic-properties svg:stroke-color="#c0c0c0" draw:fill-color="#cccccc" draw:textarea-horizontal-align="justify" draw:textarea-vertical-align="middle" draw:auto-grow-height="false" fo:min-height="0.317cm" fo:min-width="0.132cm"/>
    </style:style>
    <style:style style:name="gr211"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4"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7"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18"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19"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0"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1"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3" style:family="graphic" style:parent-style-name="Default_5f_1">
      <style:graphic-properties draw:stroke="none" svg:stroke-color="#000000" draw:fill="none" draw:fill-color="#ffffff" draw:auto-grow-height="true" draw:auto-grow-width="false" fo:max-height="0cm" fo:min-height="0.735cm"/>
    </style:style>
    <style:style style:name="gr224"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458cm"/>
    </style:style>
    <style:style style:name="gr226"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374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511cm"/>
    </style:style>
    <style:style style:name="gr230"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1"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2" style:family="graphic" style:parent-style-name="Default_5f_1">
      <style:graphic-properties draw:stroke="none" svg:stroke-color="#000000" draw:fill="none" draw:fill-color="#dee6f3" draw:auto-grow-height="true" draw:auto-grow-width="false" fo:max-height="0cm" fo:min-height="0.374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4"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5" style:family="graphic" style:parent-style-name="Default_5f_1">
      <style:graphic-properties draw:stroke="none" draw:fill="none" fo:min-height="0.733cm"/>
    </style:style>
    <style:style style:name="gr236"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7"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39"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0"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3"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5" style:family="graphic" style:parent-style-name="Default_5f_1">
      <style:graphic-properties draw:stroke="none" svg:stroke-color="#000000" draw:fill="none" draw:fill-color="#ffffff" draw:auto-grow-height="true" draw:auto-grow-width="false" fo:max-height="0cm" fo:min-height="1.328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7"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48" style:family="graphic" style:parent-style-name="Default_5f_1">
      <style:graphic-properties draw:stroke="none" svg:stroke-color="#000000" draw:fill="none" draw:fill-color="#ffffff" draw:textarea-vertical-align="middle" fo:min-height="0.826cm"/>
    </style:style>
    <style:style style:name="gr249"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0"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1" style:family="graphic" style:parent-style-name="Default_5f_1">
      <style:graphic-properties svg:stroke-color="#c0c0c0" draw:fill-color="#cccccc" draw:textarea-horizontal-align="justify" draw:textarea-vertical-align="middle" draw:auto-grow-height="false" fo:min-height="0.317cm" fo:min-width="0.132cm"/>
    </style:style>
    <style:style style:name="gr252"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3"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4"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5" style:family="graphic" style:parent-style-name="Default_5f_1_5f_1">
      <style:graphic-properties draw:stroke="none" svg:stroke-color="#000000" draw:fill="none" draw:fill-color="#ffffff" draw:auto-grow-height="true" draw:auto-grow-width="false" fo:max-height="0cm" fo:min-height="0.735cm"/>
    </style:style>
    <style:style style:name="gr256"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57" style:family="graphic" style:parent-style-name="Default_5f_1_5f_1">
      <style:graphic-properties draw:stroke="none" svg:stroke-color="#000000" draw:fill="none" draw:fill-color="#ffffff" draw:auto-grow-height="true" draw:auto-grow-width="false" fo:max-height="0cm" fo:min-height="0.458cm"/>
    </style:style>
    <style:style style:name="gr258"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59" style:family="graphic" style:parent-style-name="Default_5f_1_5f_1">
      <style:graphic-properties draw:stroke="none" svg:stroke-color="#000000" draw:fill="none" draw:fill-color="#ffffff" draw:auto-grow-height="true" draw:auto-grow-width="false" fo:max-height="0cm" fo:min-height="0.374cm"/>
    </style:style>
    <style:style style:name="gr260"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1" style:family="graphic" style:parent-style-name="Default_5f_1_5f_1">
      <style:graphic-properties draw:stroke="none" svg:stroke-color="#000000" draw:fill="none" draw:fill-color="#ffffff" draw:auto-grow-height="true" draw:auto-grow-width="false" fo:max-height="0cm" fo:min-height="0.511cm"/>
    </style:style>
    <style:style style:name="gr262"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63"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0.374cm"/>
    </style:style>
    <style:style style:name="gr265"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6"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67" style:family="graphic" style:parent-style-name="Default_5f_1_5f_1">
      <style:graphic-properties draw:stroke="none" draw:fill="none" fo:min-height="0.733cm"/>
    </style:style>
    <style:style style:name="gr268"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69" style:family="graphic" style:parent-style-name="Default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0"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1"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2"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3"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4"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75"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76"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77" style:family="graphic" style:parent-style-name="Default_5f_1_5f_1">
      <style:graphic-properties draw:stroke="none" svg:stroke-color="#000000" draw:fill="none" draw:fill-color="#ffffff" draw:auto-grow-height="true" draw:auto-grow-width="false" fo:max-height="0cm" fo:min-height="1.328cm"/>
    </style:style>
    <style:style style:name="gr27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9"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80" style:family="graphic" style:parent-style-name="Default_5f_1_5f_1">
      <style:graphic-properties draw:stroke="none" svg:stroke-color="#000000" draw:fill="none" draw:fill-color="#ffffff" draw:textarea-vertical-align="middle" fo:min-height="0.826cm"/>
    </style:style>
    <style:style style:name="gr281"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82"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83"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84"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5"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6"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7"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8" style:family="graphic" style:parent-style-name="standard">
      <style:graphic-properties draw:stroke="none" svg:stroke-color="#000000" draw:fill="none" draw:fill-color="#ffffff" fo:min-height="2.849cm"/>
    </style:style>
    <style:style style:name="gr289"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0" style:family="graphic" style:parent-style-name="standard">
      <style:graphic-properties draw:textarea-horizontal-align="justify" draw:textarea-vertical-align="middle" draw:auto-grow-height="false" fo:min-height="1.394cm" fo:min-width="6.528cm"/>
    </style:style>
    <style:style style:name="gr291" style:family="graphic" style:parent-style-name="standard">
      <style:graphic-properties draw:textarea-horizontal-align="justify" draw:textarea-vertical-align="middle" draw:auto-grow-height="false" fo:min-height="1.269cm" fo:min-width="6.544cm"/>
    </style:style>
    <style:style style:name="gr292" style:family="graphic" style:parent-style-name="standard">
      <style:graphic-properties draw:textarea-horizontal-align="justify" draw:textarea-vertical-align="middle" draw:auto-grow-height="false" fo:min-height="0.967cm" fo:min-width="6.247cm"/>
    </style:style>
    <style:style style:name="gr293"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4"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5"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6"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297"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298"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299"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0" style:family="graphic" style:parent-style-name="standard">
      <style:graphic-properties draw:stroke="none" svg:stroke-color="#000000" draw:fill="none" draw:fill-color="#ffffff" draw:auto-grow-height="true" draw:auto-grow-width="false" fo:max-height="0cm" fo:min-height="0.491cm"/>
    </style:style>
    <style:style style:name="gr301" style:family="graphic" style:parent-style-name="standard">
      <style:graphic-properties draw:stroke="none" svg:stroke-color="#000000" draw:fill="none" draw:fill-color="#ffffff" draw:auto-grow-height="true" draw:auto-grow-width="false" fo:max-height="0cm" fo:min-height="0.534cm"/>
    </style:style>
    <style:style style:name="gr302"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3"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4"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5"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6"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07"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08"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09" style:family="graphic" style:parent-style-name="standard">
      <style:graphic-properties draw:stroke="none" svg:stroke-color="#000000" draw:fill="none" draw:fill-color="#ffffff" fo:min-height="0.92cm"/>
    </style:style>
    <style:style style:name="gr310"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1" style:family="graphic" style:parent-style-name="standard">
      <style:graphic-properties draw:fill-color="#000000" draw:textarea-horizontal-align="justify" draw:textarea-vertical-align="middle" draw:auto-grow-height="false" fo:min-height="0cm" fo:min-width="0cm"/>
    </style:style>
    <style:style style:name="gr312"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3"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4"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5"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6" style:family="graphic" style:parent-style-name="standard">
      <style:graphic-properties draw:stroke="none" svg:stroke-color="#000000" draw:fill="none" draw:fill-color="#ffffff" fo:min-height="0.243cm"/>
    </style:style>
    <style:style style:name="gr317"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18" style:family="graphic" style:parent-style-name="standard">
      <style:graphic-properties draw:textarea-horizontal-align="justify" draw:textarea-vertical-align="middle" draw:auto-grow-height="false" fo:min-height="1.064cm" fo:min-width="7.316cm"/>
    </style:style>
    <style:style style:name="gr319"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0"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1" style:family="graphic" style:parent-style-name="standard">
      <style:graphic-properties draw:stroke="none" svg:stroke-color="#000000" draw:fill="none" draw:fill-color="#ffffff" draw:auto-grow-height="true" draw:auto-grow-width="false" fo:max-height="0cm" fo:min-height="1.311cm"/>
    </style:style>
    <style:style style:name="gr322"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3"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5"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6"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8" style:family="graphic" style:parent-style-name="standard">
      <style:graphic-properties draw:stroke="none" svg:stroke-color="#000000" draw:fill="none" draw:fill-color="#ffffff" draw:auto-grow-height="true" draw:auto-grow-width="false" fo:max-height="0cm" fo:min-height="1.315cm"/>
    </style:style>
    <style:style style:name="gr329"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0" style:family="graphic" style:parent-style-name="standard">
      <style:graphic-properties draw:textarea-horizontal-align="justify" draw:textarea-vertical-align="middle" draw:auto-grow-height="false" fo:min-height="0.52cm" fo:min-width="2.691cm"/>
    </style:style>
    <style:style style:name="gr331" style:family="graphic" style:parent-style-name="standard">
      <style:graphic-properties draw:textarea-horizontal-align="justify" draw:textarea-vertical-align="middle" draw:auto-grow-height="false" fo:min-height="0.325cm" fo:min-width="2.6cm"/>
    </style:style>
    <style:style style:name="gr332" style:family="graphic" style:parent-style-name="objectwithoutfill">
      <style:graphic-properties draw:marker-end="Arrow" draw:marker-end-width="0.3cm" draw:fill="none" draw:textarea-vertical-align="middle"/>
    </style:style>
    <style:style style:name="gr333"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4" style:family="graphic" style:parent-style-name="standard">
      <style:graphic-properties draw:textarea-horizontal-align="justify" draw:textarea-vertical-align="middle" draw:auto-grow-height="false" fo:min-height="3.214cm" fo:min-width="0.624cm"/>
    </style:style>
    <style:style style:name="gr335" style:family="graphic" style:parent-style-name="standard">
      <style:graphic-properties draw:textarea-horizontal-align="justify" draw:textarea-vertical-align="middle" draw:auto-grow-height="false" fo:min-height="2.285cm" fo:min-width="7.393cm"/>
    </style:style>
    <style:style style:name="gr336" style:family="graphic" style:parent-style-name="standard">
      <style:graphic-properties draw:textarea-horizontal-align="justify" draw:textarea-vertical-align="middle" draw:auto-grow-height="false" fo:min-height="2.708cm" fo:min-width="0.256cm"/>
    </style:style>
    <style:style style:name="gr337" style:family="graphic" style:parent-style-name="standard">
      <style:graphic-properties draw:textarea-horizontal-align="justify" draw:textarea-vertical-align="middle" draw:auto-grow-height="false" fo:min-height="0.528cm" fo:min-width="6.904cm"/>
    </style:style>
    <style:style style:name="gr338" style:family="graphic" style:parent-style-name="standard">
      <style:graphic-properties draw:textarea-horizontal-align="justify" draw:textarea-vertical-align="middle" draw:auto-grow-height="false" fo:min-height="0.528cm" fo:min-width="6.393cm"/>
    </style:style>
    <style:style style:name="gr3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none" draw:fill-color="#ffffff"/>
      <style:text-properties fo:color="#b2b2b2" fo:font-size="18pt" fo:font-weight="bold" style:font-size-asian="18pt" style:font-size-complex="18pt"/>
    </style:style>
    <style:style style:name="P84" style:family="paragraph">
      <style:paragraph-properties fo:text-align="start"/>
    </style:style>
    <style:style style:name="P85" style:family="paragraph">
      <loext:graphic-properties draw:fill="gradient" draw:fill-gradient-name="Gradient_20_11"/>
      <style:paragraph-properties fo:text-align="center"/>
      <style:text-properties fo:font-size="18pt"/>
    </style:style>
    <style:style style:name="P86" style:family="paragraph">
      <style:paragraph-properties fo:text-align="center"/>
      <style:text-properties fo:font-size="18pt" fo:font-style="italic" fo:font-weight="bold" style:font-style-asian="italic" style:font-weight-asian="bold" style:font-style-complex="italic" style:font-weight-complex="bold"/>
    </style:style>
    <style:style style:name="P87"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88"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89"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0" style:family="paragraph">
      <loext:graphic-properties draw:fill="solid" draw:fill-color="#cfe7f5"/>
      <style:paragraph-properties fo:text-align="center"/>
    </style:style>
    <style:style style:name="P91" style:family="paragraph">
      <loext:graphic-properties draw:fill="none" draw:fill-color="#ffffff"/>
      <style:paragraph-properties fo:text-align="center"/>
      <style:text-properties fo:color="#000000" style:text-outline="false" fo:font-size="6pt" style:font-size-asian="6pt" style:font-size-complex="6pt"/>
    </style:style>
    <style:style style:name="P92" style:family="paragraph">
      <loext:graphic-properties draw:fill="gradient" draw:fill-gradient-name="MyLightBlue"/>
      <style:paragraph-properties fo:text-align="center"/>
      <style:text-properties fo:font-size="5pt" fo:text-shadow="1pt 1pt" style:font-size-asian="8pt" style:font-size-complex="8pt"/>
    </style:style>
    <style:style style:name="P93" style:family="paragraph">
      <loext:graphic-properties draw:fill="none"/>
      <style:paragraph-properties fo:text-align="center"/>
      <style:text-properties fo:font-size="6pt" style:font-size-asian="6pt" style:font-size-complex="6pt"/>
    </style:style>
    <style:style style:name="P94" style:family="paragraph">
      <loext:graphic-properties draw:fill="none" draw:fill-color="#ffffff"/>
      <style:text-properties fo:font-size="5pt" style:font-size-asian="5pt" style:font-size-complex="5pt"/>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fo:text-align="center"/>
      <style:text-properties style:text-outline="false" fo:font-size="6pt" style:font-size-asian="6pt" style:font-size-complex="6pt"/>
    </style:style>
    <style:style style:name="P97" style:family="paragraph">
      <loext:graphic-properties draw:fill-color="#ffffff" draw:opacity="70%"/>
      <style:paragraph-properties fo:text-align="center"/>
    </style:style>
    <style:style style:name="P98" style:family="paragraph">
      <loext:graphic-properties draw:fill="solid" draw:fill-color="#ffd320"/>
      <style:paragraph-properties fo:text-align="center"/>
    </style:style>
    <style:style style:name="P99" style:family="paragraph">
      <loext:graphic-properties draw:fill="solid" draw:fill-color="#ff950e"/>
      <style:paragraph-properties fo:text-align="center"/>
    </style:style>
    <style:style style:name="P100" style:family="paragraph">
      <loext:graphic-properties draw:fill="solid" draw:fill-color="#ff8080"/>
      <style:paragraph-properties fo:text-align="center"/>
    </style:style>
    <style:style style:name="P101" style:family="paragraph">
      <loext:graphic-properties draw:fill="gradient" draw:fill-gradient-name="Gradient_20_20"/>
      <style:paragraph-properties fo:text-align="center"/>
      <style:text-properties fo:font-size="18pt"/>
    </style:style>
    <style:style style:name="P102" style:family="paragraph">
      <loext:graphic-properties draw:fill="gradient" draw:fill-gradient-name="Gradient_20_19"/>
      <style:paragraph-properties fo:text-align="center"/>
      <style:text-properties fo:font-size="18pt"/>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00" style:text-outline="true" fo:font-size="18pt" fo:font-weight="bold" style:font-weight-asian="bold" style:font-weight-complex="bold"/>
    </style:style>
    <style:style style:name="T67" style:family="text">
      <style:text-properties fo:color="#0047ff" style:text-outline="true" fo:font-size="18pt" fo:font-weight="bold" style:font-weight-asian="bold" style:font-weight-complex="bold"/>
    </style:style>
    <style:style style:name="T68" style:family="text">
      <style:text-properties fo:font-size="18pt" fo:font-style="italic" fo:font-weight="bold" style:font-style-asian="italic" style:font-weight-asian="bold" style:font-style-complex="italic" style:font-weight-complex="bold"/>
    </style:style>
    <style:style style:name="T69"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0" style:family="text">
      <style:text-properties fo:font-size="11pt" fo:text-shadow="1pt 1pt" fo:font-weight="normal" style:font-size-asian="11pt" style:font-weight-asian="normal" style:font-size-complex="11pt" style:font-weight-complex="normal"/>
    </style:style>
    <style:style style:name="T71" style:family="text">
      <style:text-properties style:text-position="sub 58%" fo:font-size="11pt" fo:text-shadow="1pt 1pt" fo:font-weight="normal" style:font-size-asian="11pt" style:font-weight-asian="normal" style:font-size-complex="11pt" style:font-weight-complex="normal"/>
    </style:style>
    <style:style style:name="T72" style:family="text">
      <style:text-properties fo:font-size="13pt" fo:text-shadow="1pt 1pt" fo:font-weight="normal" style:font-size-asian="13pt" style:font-weight-asian="normal" style:font-size-complex="13pt" style:font-weight-complex="normal"/>
    </style:style>
    <style:style style:name="T73" style:family="text">
      <style:text-properties fo:font-size="15pt" fo:text-shadow="1pt 1pt" fo:font-weight="normal" style:font-size-asian="15pt" style:font-weight-asian="normal" style:font-size-complex="15pt" style:font-weight-complex="normal"/>
    </style:style>
    <style:style style:name="T74" style:family="text">
      <style:text-properties style:text-position="sub 58%" fo:font-size="15pt" fo:text-shadow="1pt 1pt" fo:font-weight="normal" style:font-size-asian="15pt" style:font-weight-asian="normal" style:font-size-complex="15pt" style:font-weight-complex="normal"/>
    </style:style>
    <style:style style:name="T75" style:family="text">
      <style:text-properties style:text-position="super 58%" fo:font-size="15pt" fo:text-shadow="1pt 1pt" fo:font-weight="normal" style:font-size-asian="15pt" style:font-weight-asian="normal" style:font-size-complex="15pt" style:font-weight-complex="normal"/>
    </style:style>
    <style:style style:name="T76" style:family="text">
      <style:text-properties style:text-position="0% 100%" fo:font-size="15pt" fo:text-shadow="1pt 1pt" fo:font-weight="normal" style:font-size-asian="15pt" style:font-weight-asian="normal" style:font-size-complex="15pt" style:font-weight-complex="normal"/>
    </style:style>
    <style:style style:name="T77" style:family="text">
      <style:text-properties style:text-position="0% 100%" fo:font-size="18pt" fo:text-shadow="1pt 1pt" fo:font-weight="normal" style:font-size-asian="18pt" style:font-weight-asian="normal" style:font-size-complex="18pt" style:font-weight-complex="normal"/>
    </style:style>
    <style:style style:name="T78" style:family="text">
      <style:text-properties fo:color="#ff0000" style:text-outline="true" fo:font-size="18pt" fo:font-style="italic" fo:font-weight="bold" style:font-style-asian="italic" style:font-weight-asian="bold" style:font-style-complex="italic" style:font-weight-complex="bold"/>
    </style:style>
    <style:style style:name="T79" style:family="text">
      <style:text-properties fo:color="#00ff00" style:text-outline="true" fo:font-size="18pt" fo:font-style="italic" fo:font-weight="bold" style:font-style-asian="italic" style:font-weight-asian="bold" style:font-style-complex="italic" style:font-weight-complex="bold"/>
    </style:style>
    <style:style style:name="T80" style:family="text">
      <style:text-properties fo:color="#0000ff" style:text-outline="true" fo:font-size="18pt" fo:font-style="italic" fo:font-weight="bold" style:font-style-asian="italic" style:font-weight-asian="bold" style:font-style-complex="italic" style:font-weight-complex="bold"/>
    </style:style>
    <style:style style:name="T81" style:family="text">
      <style:text-properties style:text-position="super 58%" fo:font-size="14pt" fo:text-shadow="1pt 1pt" fo:font-weight="normal" style:font-size-asian="14pt" style:font-weight-asian="normal" style:font-size-complex="14pt" style:font-weight-complex="normal"/>
    </style:style>
    <style:style style:name="T82" style:family="text">
      <style:text-properties fo:font-size="22pt" fo:font-style="italic" fo:text-shadow="1pt 1pt" fo:font-weight="normal" style:font-style-asian="italic" style:font-weight-asian="normal" style:font-style-complex="italic" style:font-weight-complex="normal"/>
    </style:style>
    <style:style style:name="T83" style:family="text">
      <style:text-properties fo:color="#000000" style:text-outline="false" fo:font-size="15pt" style:font-size-asian="15pt" style:font-size-complex="15pt"/>
    </style:style>
    <style:style style:name="T84" style:family="text">
      <style:text-properties fo:font-size="9pt" fo:text-shadow="1pt 1pt" style:font-size-asian="11pt" style:font-size-complex="11pt"/>
    </style:style>
    <style:style style:name="T85" style:family="text">
      <style:text-properties fo:font-size="9pt" fo:font-weight="bold" style:font-size-asian="9pt" style:font-weight-asian="bold" style:font-size-complex="9pt" style:font-weight-complex="bold"/>
    </style:style>
    <style:style style:name="T86" style:family="text">
      <style:text-properties fo:font-size="9pt" style:font-size-asian="9pt" style:font-size-complex="9pt"/>
    </style:style>
    <style:style style:name="T87" style:family="text">
      <style:text-properties fo:font-size="9pt" fo:font-style="italic" fo:font-weight="bold" style:font-size-asian="9pt" style:font-style-asian="italic" style:font-weight-asian="bold" style:font-size-complex="9pt" style:font-style-complex="italic" style:font-weight-complex="bold"/>
    </style:style>
    <style:style style:name="T88"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89" style:family="text">
      <style:text-properties fo:color="#ff0000" fo:font-size="10pt" fo:font-weight="bold" style:font-size-asian="10pt" style:font-weight-asian="bold" style:font-size-complex="10pt" style:font-weight-complex="bold"/>
    </style:style>
    <style:style style:name="T90" style:family="text">
      <style:text-properties fo:font-size="8pt" fo:text-shadow="1pt 1pt" style:font-size-asian="10.5pt" style:font-size-complex="10.5pt"/>
    </style:style>
    <style:style style:name="T91" style:family="text">
      <style:text-properties fo:font-size="9pt" fo:font-style="normal" fo:font-weight="normal" style:font-size-asian="9pt" style:font-style-asian="normal" style:font-weight-asian="normal" style:font-size-complex="9pt" style:font-style-complex="normal" style:font-weight-complex="normal"/>
    </style:style>
    <style:style style:name="T92" style:family="text">
      <style:text-properties style:text-outline="false" fo:font-size="15pt" style:font-size-asian="15pt" style:font-size-complex="15pt"/>
    </style:style>
    <style:style style:name="T93"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4" style:family="text">
      <style:text-properties fo:font-size="9pt" fo:font-style="italic" style:font-size-asian="9pt" style:font-style-asian="italic" style:font-size-complex="9pt" style:font-style-complex="italic"/>
    </style:style>
    <style:style style:name="T95" style:family="text">
      <style:text-properties fo:font-size="6pt" style:font-size-asian="6pt" style:font-size-complex="6pt"/>
    </style:style>
    <style:style style:name="T96" style:family="text">
      <style:text-properties fo:font-size="15pt" fo:font-style="italic" style:font-size-asian="15pt" style:font-style-asian="italic" style:font-size-complex="15pt" style:font-style-complex="italic"/>
    </style:style>
    <style:style style:name="T97" style:family="text">
      <style:text-properties fo:font-size="15pt" fo:font-style="italic" fo:font-weight="bold" style:font-size-asian="15pt" style:font-style-asian="italic" style:font-weight-asian="bold" style:font-size-complex="15pt" style:font-style-complex="italic" style:font-weight-complex="bold"/>
    </style:style>
    <style:style style:name="T98" style:family="text">
      <style:text-properties fo:font-size="18pt" fo:font-style="normal" fo:font-weight="normal" style:font-style-asian="normal" style:font-weight-asian="normal" style:font-style-complex="normal" style:font-weight-complex="normal"/>
    </style:style>
    <style:style style:name="T99" style:family="text">
      <style:text-properties fo:color="#000000" style:text-outline="true" fo:font-size="16pt" fo:font-weight="bold" style:font-size-asian="16pt" style:font-weight-asian="bold" style:font-size-complex="16pt" style:font-weight-complex="bold"/>
    </style:style>
    <style:style style:name="T100"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99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D0864B3FED36D360.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D0864B3FED36D360.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ADF75AF8558E4C9.png" xlink:type="simple" xlink:show="embed" xlink:actuate="onLoad">
            <text:p/>
          </draw:image>
        </draw:frame>
        <draw:frame draw:style-name="gr78" draw:text-style-name="P7" draw:layer="layout" svg:width="2.655cm" svg:height="2.375cm" svg:x="28.527cm" svg:y="13.428cm">
          <draw:image xlink:href="Pictures/100000000000022200000189632E24A30879DAE9.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ADF75AF8558E4C9.png" xlink:type="simple" xlink:show="embed" xlink:actuate="onLoad">
            <text:p/>
          </draw:image>
        </draw:frame>
        <draw:frame draw:style-name="gr78" draw:text-style-name="P7" draw:layer="layout" svg:width="2.655cm" svg:height="2.375cm" svg:x="28.524cm" svg:y="16.405cm">
          <draw:image xlink:href="Pictures/100000000000022200000189632E24A30879DAE9.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C1E832D416CF5A4A.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ADF75AF8558E4C9.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E63C1D9E18F19787.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632E24A30879DAE9.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ADF75AF8558E4C9.png" xlink:type="simple" xlink:show="embed" xlink:actuate="onLoad">
            <text:p/>
          </draw:image>
        </draw:frame>
        <draw:frame draw:style-name="gr78" draw:text-style-name="P7" draw:layer="layout" svg:width="2.655cm" svg:height="2.375cm" svg:x="28.524cm" svg:y="16.405cm">
          <draw:image xlink:href="Pictures/100000000000022200000189632E24A30879DAE9.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C1E832D416CF5A4A.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ADF75AF8558E4C9.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E63C1D9E18F19787.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632E24A30879DAE9.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ADF75AF8558E4C9.png" xlink:type="simple" xlink:show="embed" xlink:actuate="onLoad">
            <text:p/>
          </draw:image>
        </draw:frame>
        <draw:frame draw:style-name="gr78" draw:text-style-name="P7" draw:layer="layout" svg:width="2.655cm" svg:height="2.375cm" svg:x="28.524cm" svg:y="16.405cm">
          <draw:image xlink:href="Pictures/100000000000022200000189632E24A30879DAE9.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C1E832D416CF5A4A.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ADF75AF8558E4C9.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E63C1D9E18F19787.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632E24A30879DAE9.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ADF75AF8558E4C9.png" xlink:type="simple" xlink:show="embed" xlink:actuate="onLoad">
            <text:p/>
          </draw:image>
        </draw:frame>
        <draw:frame draw:style-name="gr78" draw:text-style-name="P7" draw:layer="layout" svg:width="2.655cm" svg:height="2.375cm" svg:x="28.524cm" svg:y="16.405cm">
          <draw:image xlink:href="Pictures/100000000000022200000189632E24A30879DAE9.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C1E832D416CF5A4A.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ADF75AF8558E4C9.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E63C1D9E18F19787.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632E24A30879DAE9.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ADF75AF8558E4C9.png" xlink:type="simple" xlink:show="embed" xlink:actuate="onLoad">
            <text:p/>
          </draw:image>
        </draw:frame>
        <draw:frame draw:style-name="gr78" draw:text-style-name="P7" draw:layer="layout" svg:width="2.655cm" svg:height="2.375cm" svg:x="28.527cm" svg:y="13.428cm">
          <draw:image xlink:href="Pictures/100000000000022200000189632E24A30879DAE9.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ADF75AF8558E4C9.png" xlink:type="simple" xlink:show="embed" xlink:actuate="onLoad">
            <text:p/>
          </draw:image>
        </draw:frame>
        <draw:frame draw:style-name="gr78" draw:text-style-name="P7" draw:layer="layout" svg:width="2.655cm" svg:height="2.375cm" svg:x="28.527cm" svg:y="15.228cm">
          <draw:image xlink:href="Pictures/100000000000022200000189632E24A30879DAE9.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ADF75AF8558E4C9.png" xlink:type="simple" xlink:show="embed" xlink:actuate="onLoad">
            <text:p/>
          </draw:image>
        </draw:frame>
        <draw:frame draw:style-name="gr78" draw:text-style-name="P7" draw:layer="layout" svg:width="2.655cm" svg:height="2.375cm" svg:x="27.503cm" svg:y="11.796cm">
          <draw:image xlink:href="Pictures/100000000000022200000189632E24A30879DAE9.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ADF75AF8558E4C9.png" xlink:type="simple" xlink:show="embed" xlink:actuate="onLoad">
            <text:p/>
          </draw:image>
        </draw:frame>
        <draw:frame draw:style-name="gr78" draw:text-style-name="P7" draw:layer="layout" svg:width="2.655cm" svg:height="2.375cm" svg:x="28.527cm" svg:y="15.228cm">
          <draw:image xlink:href="Pictures/100000000000022200000189632E24A30879DAE9.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2" draw:text-style-name="P18" draw:layer="layout" svg:width="3.683cm" svg:height="1.406cm" svg:x="27.804cm" svg:y="10.486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4.617cm" svg:x2="11.464cm" svg:y2="8.895cm">
            <text:p/>
          </draw:line>
          <draw:frame draw:style-name="gr173" draw:text-style-name="P18" draw:layer="layout" svg:width="3.683cm" svg:height="1.39cm" svg:x="8.992cm" svg:y="10.468cm">
            <draw:text-box>
              <text:p><text:span text:style-name="T10">&lt;&lt;Conforms To&gt;&gt;</text:span></text:p>
            </draw:text-box>
          </draw:frame>
        </draw:g>
        <draw:custom-shape draw:style-name="gr174"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5"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6" draw:text-style-name="P7" draw:layer="layout" svg:width="6.641cm" svg:height="6.561cm" svg:x="7.97cm" svg:y="16.347cm">
          <draw:image xlink:href="Pictures/100000000000017600000174DA968310F39428CC.png" xlink:type="simple" xlink:show="embed" xlink:actuate="onLoad">
            <text:p/>
          </draw:image>
        </draw:frame>
        <draw:frame draw:style-name="gr176" draw:text-style-name="P7" draw:layer="layout" svg:width="7.441cm" svg:height="6.331cm" svg:x="26.084cm" svg:y="16.493cm">
          <draw:image xlink:href="Pictures/10000000000001A3000001678B29D018C5E6C3A9.png" xlink:type="simple" xlink:show="embed" xlink:actuate="onLoad">
            <text:p/>
          </draw:image>
        </draw:frame>
        <draw:custom-shape draw:style-name="gr177" draw:text-style-name="P74" xml:id="id38" draw:id="id38"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5" draw:id="id35"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7" draw:text-style-name="P74" xml:id="id39" draw:id="id39" draw:layer="layout" svg:width="2.999cm" svg:height="0.581cm" svg:x="20.808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6" draw:id="id36" draw:layer="layout" svg:width="2.543cm" svg:height="0.635cm" svg:x="20.816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5" xml:id="id34" draw:id="id34"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75" xml:id="id37" draw:id="id37"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0" draw:text-style-name="P7" draw:layer="layout" svg:x1="19.29cm" svg:y1="13.657cm" svg:x2="17.791cm" svg:y2="14.315cm" draw:start-shape="id34" draw:start-glue-point="6" draw:end-shape="id35" svg:d="M19290 13657h-1499v658" svg:viewBox="0 0 1500 659">
          <text:p/>
        </draw:connector>
        <draw:connector draw:style-name="gr180" draw:text-style-name="P7" draw:layer="layout" svg:x1="20.46cm" svg:y1="13.657cm" svg:x2="22.088cm" svg:y2="14.315cm" draw:start-shape="id34" draw:start-glue-point="10" draw:end-shape="id36" svg:d="M20460 13657h1628v658" svg:viewBox="0 0 1629 659">
          <text:p/>
        </draw:connector>
        <draw:connector draw:style-name="gr180" draw:text-style-name="P7" draw:layer="layout" svg:x1="19.417cm" svg:y1="16.37cm" svg:x2="17.571cm" svg:y2="15.712cm" draw:start-shape="id37" draw:start-glue-point="6" draw:end-shape="id38" draw:end-glue-point="2" svg:d="M19417 16370h-1846v-658" svg:viewBox="0 0 1847 659">
          <text:p/>
        </draw:connector>
        <draw:connector draw:style-name="gr180" draw:text-style-name="P7" draw:layer="layout" svg:x1="20.587cm" svg:y1="16.37cm" svg:x2="22.308cm" svg:y2="15.712cm" draw:start-shape="id37" draw:start-glue-point="10" draw:end-shape="id39" draw:end-glue-point="2" svg:d="M20587 16370h1721v-658" svg:viewBox="0 0 1722 659">
          <text:p/>
        </draw:connector>
        <draw:frame draw:style-name="gr181" draw:text-style-name="P7" draw:layer="layout" svg:width="1.143cm" svg:height="0.762cm" svg:x="29.096cm" svg:y="16.474cm">
          <draw:image xlink:href="Pictures/10000000000001A3000001678B29D018C5E6C3A9.png" xlink:type="simple" xlink:show="embed" xlink:actuate="onLoad">
            <text:p/>
          </draw:image>
        </draw:frame>
        <draw:frame draw:style-name="gr182" draw:text-style-name="P7" draw:layer="layout" svg:width="1.27cm" svg:height="0.743cm" svg:x="27.799cm" svg:y="16.493cm">
          <draw:image xlink:href="Pictures/10000000000001A3000001678B29D018C5E6C3A9.png" xlink:type="simple" xlink:show="embed" xlink:actuate="onLoad">
            <text:p/>
          </draw:image>
        </draw:frame>
        <draw:frame draw:style-name="gr183" draw:text-style-name="P7" draw:layer="layout" svg:width="4.445cm" svg:height="4.286cm" svg:x="19.952cm" svg:y="17.744cm">
          <draw:image xlink:href="Pictures/100000000000025B0000018A9408E2DE07AEAF1C.png" xlink:type="simple" xlink:show="embed" xlink:actuate="onLoad">
            <text:p/>
          </draw:image>
        </draw:frame>
        <draw:frame draw:style-name="gr184" draw:text-style-name="P7" draw:layer="layout" svg:width="4.445cm" svg:height="1.143cm" svg:x="19.952cm" svg:y="18.733cm">
          <draw:image xlink:href="Pictures/100000000000025B0000018A9408E2DE07AEAF1C.png" xlink:type="simple" xlink:show="embed" xlink:actuate="onLoad">
            <text:p/>
          </draw:image>
        </draw:frame>
        <draw:frame draw:style-name="gr185" draw:text-style-name="P7" draw:layer="layout" svg:width="4.445cm" svg:height="1.016cm" svg:x="19.952cm" svg:y="19.874cm">
          <draw:image xlink:href="Pictures/100000000000025B0000018A9408E2DE07AEAF1C.png" xlink:type="simple" xlink:show="embed" xlink:actuate="onLoad">
            <text:p/>
          </draw:image>
        </draw:frame>
        <draw:custom-shape draw:style-name="gr186"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6"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7" draw:text-style-name="P7" draw:layer="layout" svg:x1="20.714cm" svg:y1="20.792cm" svg:x2="23cm" svg:y2="21.427cm">
          <text:p/>
        </draw:line>
        <draw:line draw:style-name="gr187" draw:text-style-name="P7" draw:layer="layout" svg:x1="20.714cm" svg:y1="18.633cm" svg:x2="23.127cm" svg:y2="19.268cm">
          <text:p/>
        </draw:line>
        <draw:frame draw:style-name="gr188" draw:text-style-name="P7" draw:layer="layout" svg:width="4.191cm" svg:height="0.762cm" svg:x="15.567cm" svg:y="17.798cm">
          <draw:image xlink:href="Pictures/100000000000025B0000018A9408E2DE07AEAF1C.png" xlink:type="simple" xlink:show="embed" xlink:actuate="onLoad">
            <text:p/>
          </draw:image>
        </draw:frame>
        <draw:frame draw:style-name="gr189" draw:text-style-name="P7" draw:layer="layout" svg:width="4.191cm" svg:height="0.635cm" svg:x="15.567cm" svg:y="19.957cm">
          <draw:image xlink:href="Pictures/100000000000025B0000018A9408E2DE07AEAF1C.png" xlink:type="simple" xlink:show="embed" xlink:actuate="onLoad">
            <text:p/>
          </draw:image>
        </draw:frame>
        <draw:frame draw:style-name="gr190" draw:text-style-name="P7" draw:layer="layout" svg:width="4.191cm" svg:height="0.762cm" svg:x="15.567cm" svg:y="20.973cm">
          <draw:image xlink:href="Pictures/100000000000025B0000018A9408E2DE07AEAF1C.png" xlink:type="simple" xlink:show="embed" xlink:actuate="onLoad">
            <text:p/>
          </draw:image>
        </draw:frame>
        <draw:frame draw:style-name="gr191" draw:text-style-name="P7" draw:layer="layout" svg:width="4.191cm" svg:height="0.762cm" svg:x="15.567cm" svg:y="18.941cm">
          <draw:image xlink:href="Pictures/100000000000025B0000018A9408E2DE07AEAF1C.png" xlink:type="simple" xlink:show="embed" xlink:actuate="onLoad">
            <text:p/>
          </draw:image>
        </draw:frame>
        <draw:frame draw:style-name="gr192" draw:text-style-name="P77" draw:layer="layout" svg:width="3.429cm" svg:height="1.393cm" svg:x="12.667cm" svg:y="22.164cm">
          <draw:text-box>
            <text:p><text:span text:style-name="T61">TFSMA</text:span></text:p>
          </draw:text-box>
        </draw:frame>
        <draw:frame draw:style-name="gr192" draw:text-style-name="P77" draw:layer="layout" svg:width="3.429cm" svg:height="1.393cm" svg:x="31.568cm" svg:y="22.165cm">
          <draw:text-box>
            <text:p><text:span text:style-name="T61">TFSMB</text:span></text:p>
          </draw:text-box>
        </draw:frame>
      </draw:page>
      <draw:page draw:name="page15" draw:style-name="dp1" draw:master-page-name="Default">
        <draw:custom-shape draw:style-name="gr193"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4"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5" draw:text-style-name="P55" xml:id="id40" draw:id="id40"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draw:line-skew="0.007cm" svg:x1="22.5cm" svg:y1="9.639cm" svg:x2="26.478cm" svg:y2="10.844cm" draw:start-shape="id40" draw:start-glue-point="10" svg:d="M22500 9639c3408 0 1419 1205 3978 1205" svg:viewBox="0 0 3979 1206">
          <text:p/>
        </draw:connector>
        <draw:connector draw:style-name="gr196" draw:text-style-name="P7" draw:layer="layout" draw:type="curve" svg:x1="17.247cm" svg:y1="9.639cm" svg:x2="14.334cm" svg:y2="10.717cm" draw:start-shape="id40"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ADF75AF8558E4C9.png" xlink:type="simple" xlink:show="embed" xlink:actuate="onLoad">
            <text:p/>
          </draw:image>
        </draw:frame>
        <draw:frame draw:style-name="gr78" draw:text-style-name="P7" draw:layer="layout" svg:width="2.655cm" svg:height="2.375cm" svg:x="28.527cm" svg:y="18.828cm">
          <draw:image xlink:href="Pictures/100000000000022200000189632E24A30879DAE9.png" xlink:type="simple" xlink:show="embed" xlink:actuate="onLoad">
            <text:p/>
          </draw:image>
        </draw:frame>
        <draw:custom-shape draw:style-name="gr146" draw:text-style-name="P63" xml:id="id42" draw:id="id42"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64" xml:id="id43" draw:id="id43"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199"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1" draw:text-style-name="P44" xml:id="id41" draw:id="id41"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18.321cm" svg:y1="14.965cm" svg:x2="14.315cm" svg:y2="18.987cm" draw:start-shape="id41" draw:start-glue-point="5" draw:end-shape="id42" draw:end-glue-point="11" svg:d="M18321 14965c-2671 0-4006 1340-4006 4022" svg:viewBox="0 0 4007 4023">
          <text:p/>
        </draw:connector>
        <draw:connector draw:style-name="gr196" draw:text-style-name="P7" draw:layer="layout" draw:type="curve" svg:x1="21.743cm" svg:y1="14.965cm" svg:x2="26.468cm" svg:y2="19.029cm" draw:start-shape="id41" draw:start-glue-point="7" draw:end-shape="id43" draw:end-glue-point="5" svg:d="M21743 14965c3150 0 4725 1354 4725 4064" svg:viewBox="0 0 4726 4065">
          <text:p/>
        </draw:connector>
        <draw:g>
          <draw:line draw:style-name="gr8" draw:text-style-name="P7" draw:layer="layout" svg:x1="13.554cm" svg:y1="18.453cm" svg:x2="13.554cm" svg:y2="11.959cm">
            <text:p/>
          </draw:line>
          <draw:frame draw:style-name="gr202"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2" draw:text-style-name="P18" draw:layer="layout" svg:width="3.683cm" svg:height="1.578cm" svg:x="24.79cm" svg:y="13.883cm">
            <draw:text-box>
              <text:p><text:span text:style-name="T10"/></text:p>
              <text:p><text:span text:style-name="T10"/></text:p>
            </draw:text-box>
          </draw:frame>
        </draw:g>
        <draw:custom-shape draw:style-name="gr203" draw:text-style-name="P44" xml:id="id44" draw:id="id44"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6" draw:text-style-name="P7" draw:layer="layout" draw:type="curve" svg:x1="21.731cm" svg:y1="8.584cm" svg:x2="22.254cm" svg:y2="7.633cm" draw:start-shape="id40" draw:start-glue-point="11" draw:end-shape="id44" draw:end-glue-point="6" svg:d="M21731 8584c0-1003 523-528 523-951" svg:viewBox="0 0 524 952">
          <text:p/>
        </draw:connector>
        <draw:g>
          <draw:line draw:style-name="gr8" draw:text-style-name="P7" draw:layer="layout" svg:x1="21.834cm" svg:y1="6.525cm" svg:x2="21.834cm" svg:y2="4.953cm">
            <text:p/>
          </draw:line>
        </draw:g>
        <draw:custom-shape draw:style-name="gr204" draw:text-style-name="P44" xml:id="id45" draw:id="id45"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3.965cm" svg:y1="7.198cm" svg:x2="30.614cm" svg:y2="4.765cm" draw:start-shape="id44" draw:start-glue-point="7" draw:end-shape="id45" draw:end-glue-point="6" svg:d="M23965 7198c4433 0 6649-811 6649-2433" svg:viewBox="0 0 6650 2434">
          <text:p/>
        </draw:connector>
        <draw:custom-shape draw:style-name="gr205"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6.69cm" svg:y1="22.433cm" svg:x2="19.236cm" svg:y2="22.433cm">
          <text:p/>
        </draw:line>
        <draw:frame draw:style-name="gr207"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7" draw:text-style-name="P79" draw:layer="layout" svg:width="3.72cm" svg:height="1.076cm" svg:x="27.531cm" svg:y="22.12cm">
          <draw:text-box>
            <text:p><text:span text:style-name="T64">&lt;&lt;Depends Of&gt;&gt;</text:span></text:p>
          </draw:text-box>
        </draw:frame>
        <draw:frame draw:style-name="gr207" draw:text-style-name="P79" draw:layer="layout" svg:width="3.72cm" svg:height="1.076cm" svg:x="12.532cm" svg:y="22.12cm">
          <draw:text-box>
            <text:p><text:span text:style-name="T64">Code generation</text:span></text:p>
          </draw:text-box>
        </draw:frame>
        <draw:custom-shape draw:style-name="gr208"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6" draw:style-name="dp1" draw:master-page-name="Default">
        <draw:custom-shape draw:style-name="gr19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1"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5" draw:text-style-name="P55" xml:id="id46" draw:id="id46"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46" draw:start-glue-point="10" draw:end-shape="id47" draw:end-glue-point="6" svg:d="M22800 9639c2796 0 958 49 3677 49" svg:viewBox="0 0 3678 50">
          <text:p/>
        </draw:connector>
        <draw:connector draw:style-name="gr196" draw:text-style-name="P7" draw:layer="layout" draw:type="curve" svg:x1="17.547cm" svg:y1="9.639cm" svg:x2="14.374cm" svg:y2="9.654cm" draw:start-shape="id46" draw:start-glue-point="6" draw:end-shape="id48"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ADF75AF8558E4C9.png" xlink:type="simple" xlink:show="embed" xlink:actuate="onLoad">
            <text:p/>
          </draw:image>
        </draw:frame>
        <draw:frame draw:style-name="gr78" draw:text-style-name="P7" draw:layer="layout" svg:width="2.655cm" svg:height="2.375cm" svg:x="28.527cm" svg:y="17.028cm">
          <draw:image xlink:href="Pictures/100000000000022200000189632E24A30879DAE9.png" xlink:type="simple" xlink:show="embed" xlink:actuate="onLoad">
            <text:p/>
          </draw:image>
        </draw:frame>
        <draw:custom-shape draw:style-name="gr146" draw:text-style-name="P63" xml:id="id51" draw:id="id51"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64" xml:id="id53" draw:id="id53"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66" xml:id="id48" draw:id="id48"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81" xml:id="id47" draw:id="id47"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199"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1" draw:text-style-name="P44" xml:id="id52" draw:id="id52"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2" draw:text-style-name="P18" draw:layer="layout" svg:width="3.683cm" svg:height="1.578cm" svg:x="11.082cm" svg:y="13.744cm">
            <draw:text-box>
              <text:p><text:span text:style-name="T10"/></text:p>
              <text:p><text:span text:style-name="T10"/></text:p>
            </draw:text-box>
          </draw:frame>
        </draw:g>
        <draw:g>
          <draw:frame draw:style-name="gr202"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46" draw:start-glue-point="11" draw:end-shape="id49"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5" draw:text-style-name="P44" xml:id="id50" draw:id="id50"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377cm" svg:y2="5.564cm" draw:start-shape="id49" draw:start-glue-point="4" draw:end-shape="id50" draw:end-glue-point="6" svg:d="M24387 6536c0-690-10-204-10-972" svg:viewBox="0 0 11 973">
          <text:p/>
        </draw:connector>
        <draw:custom-shape draw:style-name="gr216"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7"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1" draw:start-glue-point="4" draw:end-shape="id52" draw:end-glue-point="5" svg:d="M13431 16829c0-1776 1696-2664 5090-2664" svg:viewBox="0 0 5091 2665">
          <text:p/>
        </draw:connector>
        <draw:connector draw:style-name="gr219" draw:text-style-name="P7" draw:layer="layout" draw:type="curve" svg:x1="27.352cm" svg:y1="16.871cm" svg:x2="21.943cm" svg:y2="14.165cm" draw:start-shape="id53" draw:start-glue-point="4" draw:end-shape="id52" draw:end-glue-point="7" svg:d="M27352 16871c0-1804-1803-2706-5409-2706" svg:viewBox="0 0 5410 2707">
          <text:p/>
        </draw:connector>
        <draw:line draw:style-name="gr219"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0" draw:text-style-name="P82" xml:id="id49" draw:id="id49"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221"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2"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3" draw:text-style-name="P4" draw:layer="layout" svg:width="2.881cm" svg:height="0.985cm" svg:x="28.001cm" svg:y="7.259cm">
          <draw:text-box>
            <text:p><text:span text:style-name="T2">Language 2</text:span></text:p>
          </draw:text-box>
        </draw:frame>
        <draw:custom-shape draw:style-name="gr224"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6" draw:layer="layout" svg:width="1.778cm" svg:height="0.624cm" svg:x="9.303cm" svg:y="15.105cm">
            <draw:text-box>
              <text:p><text:span text:style-name="T3">Model 1</text:span></text:p>
            </draw:text-box>
          </draw:frame>
          <draw:custom-shape draw:style-name="gr228"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595cm" svg:y="15.559cm">
            <draw:text-box>
              <text:p><text:span text:style-name="T3">Model 2</text:span></text:p>
            </draw:text-box>
          </draw:frame>
          <draw:custom-shape draw:style-name="gr228"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0"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1"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57cm" svg:height="0.624cm" svg:x="27.706cm" svg:y="15.594cm">
            <draw:text-box>
              <text:p><text:span text:style-name="T3">Model A</text:span></text:p>
            </draw:text-box>
          </draw:frame>
          <draw:frame draw:style-name="gr232" draw:text-style-name="P60" draw:layer="layout" svg:width="1.79cm" svg:height="0.624cm" svg:x="28.154cm" svg:y="15.976cm">
            <draw:text-box>
              <text:p><text:span text:style-name="T3">Model B</text:span></text:p>
            </draw:text-box>
          </draw:frame>
          <draw:custom-shape draw:style-name="gr233"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41cm" svg:height="0.624cm" svg:x="28.576cm" svg:y="16.377cm">
            <draw:text-box>
              <text:p><text:span text:style-name="T3">Model C</text:span></text:p>
            </draw:text-box>
          </draw:frame>
        </draw:g>
        <draw:custom-shape draw:style-name="gr234"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5"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6" draw:text-style-name="P55" xml:id="id54" draw:id="id54"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54" draw:start-glue-point="10" draw:end-shape="id55" draw:end-glue-point="6" svg:d="M22800 9639c2796 0 958 49 3677 49" svg:viewBox="0 0 3678 50">
          <text:p/>
        </draw:connector>
        <draw:connector draw:style-name="gr196" draw:text-style-name="P7" draw:layer="layout" draw:type="curve" svg:x1="17.547cm" svg:y1="9.639cm" svg:x2="14.374cm" svg:y2="9.654cm" draw:start-shape="id54" draw:start-glue-point="6" draw:end-shape="id56" draw:end-glue-point="10" svg:d="M17547 9639c-2341 0-755 15-3173 15" svg:viewBox="0 0 3174 16">
          <text:p/>
        </draw:connector>
        <draw:g>
          <draw:line draw:style-name="gr8" draw:text-style-name="P7" draw:layer="layout" svg:x1="11.064cm" svg:y1="14.909cm" svg:x2="11.064cm" svg:y2="11.288cm">
            <text:p/>
          </draw:line>
        </draw:g>
        <draw:frame draw:style-name="gr237" draw:text-style-name="P7" draw:layer="layout" svg:width="2.767cm" svg:height="2.357cm" svg:x="9.847cm" svg:y="16.574cm">
          <draw:image xlink:href="Pictures/100000000000025C00000119DADF75AF8558E4C9.png" xlink:type="simple" xlink:show="embed" xlink:actuate="onLoad">
            <text:p/>
          </draw:image>
        </draw:frame>
        <draw:frame draw:style-name="gr237" draw:text-style-name="P7" draw:layer="layout" svg:width="2.655cm" svg:height="2.375cm" svg:x="28.527cm" svg:y="17.028cm">
          <draw:image xlink:href="Pictures/100000000000022200000189632E24A30879DAE9.png" xlink:type="simple" xlink:show="embed" xlink:actuate="onLoad">
            <text:p/>
          </draw:image>
        </draw:frame>
        <draw:custom-shape draw:style-name="gr238" draw:text-style-name="P63" xml:id="id59" draw:id="id59"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9" draw:text-style-name="P64" xml:id="id61" draw:id="id61"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0" draw:text-style-name="P66" xml:id="id56" draw:id="id56"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81" xml:id="id55" draw:id="id55"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2"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3"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4" draw:text-style-name="P44" xml:id="id60" draw:id="id60"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5" draw:text-style-name="P18" draw:layer="layout" svg:width="3.683cm" svg:height="1.578cm" svg:x="11.082cm" svg:y="13.744cm">
            <draw:text-box>
              <text:p><text:span text:style-name="T10"/></text:p>
              <text:p><text:span text:style-name="T10"/></text:p>
            </draw:text-box>
          </draw:frame>
        </draw:g>
        <draw:g>
          <draw:frame draw:style-name="gr245"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54" draw:start-glue-point="11" draw:end-shape="id57" draw:end-glue-point="8" svg:d="M22031 8584c0 84 584 56 584 14s1772 209 1772-544" svg:viewBox="0 0 2357 585">
          <text:p/>
        </draw:connector>
        <draw:custom-shape draw:style-name="gr246" draw:text-style-name="P44" xml:id="id58" draw:id="id58"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129cm" svg:y2="5.564cm" draw:start-shape="id57" draw:start-glue-point="4" draw:end-shape="id58" draw:end-glue-point="6" svg:d="M24387 6536c0-690-258-204-258-972" svg:viewBox="0 0 259 973">
          <text:p/>
        </draw:connector>
        <draw:custom-shape draw:style-name="gr247"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2"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248"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248" draw:text-style-name="P43" draw:layer="layout" svg:width="2.708cm" svg:height="1.076cm" svg:x="22.636cm" svg:y="20.125cm">
          <draw:text-box>
            <text:p><text:span text:style-name="T34">Imports</text:span></text:p>
          </draw:text-box>
        </draw:frame>
        <draw:frame draw:style-name="gr248" draw:text-style-name="P43" draw:layer="layout" svg:width="3.72cm" svg:height="1.076cm" svg:x="11.603cm" svg:y="20.125cm">
          <draw:text-box>
            <text:p><text:span text:style-name="T34">Generates</text:span></text:p>
          </draw:text-box>
        </draw:frame>
        <draw:custom-shape draw:style-name="gr24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1"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9" draw:start-glue-point="4" draw:end-shape="id60" draw:end-glue-point="5" svg:d="M13431 16829c0-1776 1696-2664 5090-2664" svg:viewBox="0 0 5091 2665">
          <text:p/>
        </draw:connector>
        <draw:connector draw:style-name="gr219" draw:text-style-name="P7" draw:layer="layout" draw:type="curve" svg:x1="27.352cm" svg:y1="16.871cm" svg:x2="21.943cm" svg:y2="14.165cm" draw:start-shape="id61" draw:start-glue-point="4" draw:end-shape="id60" draw:end-glue-point="7" svg:d="M27352 16871c0-1804-1803-2706-5409-2706" svg:viewBox="0 0 5410 2707">
          <text:p/>
        </draw:connector>
        <draw:line draw:style-name="gr219" draw:text-style-name="P7" draw:layer="layout" svg:x1="25.458cm" svg:y1="20.663cm" svg:x2="27.46cm" svg:y2="20.663cm">
          <text:p/>
        </draw:line>
        <draw:frame draw:style-name="gr248" draw:text-style-name="P43" draw:layer="layout" svg:width="3.105cm" svg:height="1.076cm" svg:x="27.504cm" svg:y="20.125cm">
          <draw:text-box>
            <text:p><text:span text:style-name="T34">Parameter Of</text:span></text:p>
          </draw:text-box>
        </draw:frame>
        <draw:custom-shape draw:style-name="gr252" draw:text-style-name="P82" xml:id="id57" draw:id="id57"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53" draw:text-style-name="P78" draw:layer="layout" svg:width="11.759cm" svg:height="2.843cm" svg:x="14.604cm" svg:y="17.4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5" draw:text-style-name="P4" draw:layer="layout" svg:width="2.881cm" svg:height="0.985cm" svg:x="28.001cm" svg:y="7.259cm">
          <draw:text-box>
            <text:p><text:span text:style-name="T2">Language 2</text:span></text:p>
          </draw:text-box>
        </draw:frame>
        <draw:custom-shape draw:style-name="gr25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58" draw:text-style-name="P33" draw:layer="layout" svg:width="3.209cm" svg:height="3.259cm" svg:x="9.261cm" svg:y="1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9" draw:text-style-name="P6" draw:layer="layout" svg:width="1.778cm" svg:height="0.624cm" svg:x="9.303cm" svg:y="15.705cm">
            <draw:text-box>
              <text:p><text:span text:style-name="T3">Model 1</text:span></text:p>
            </draw:text-box>
          </draw:frame>
          <draw:custom-shape draw:style-name="gr260" draw:text-style-name="P33" draw:layer="layout" svg:width="3.21cm" svg:height="3.259cm" svg:x="9.486cm" svg:y="16.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1" draw:text-style-name="P6" draw:layer="layout" svg:width="1.829cm" svg:height="0.761cm" svg:x="9.595cm" svg:y="16.159cm">
            <draw:text-box>
              <text:p><text:span text:style-name="T3">Model 2</text:span></text:p>
            </draw:text-box>
          </draw:frame>
          <draw:custom-shape draw:style-name="gr260" draw:text-style-name="P33" draw:layer="layout" svg:width="3.21cm" svg:height="3.259cm" svg:x="9.708cm" svg:y="16.6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1" draw:text-style-name="P6" draw:layer="layout" svg:width="1.829cm" svg:height="0.761cm" svg:x="9.896cm" svg:y="16.559cm">
            <draw:text-box>
              <text:p><text:span text:style-name="T3">Model 3</text:span></text:p>
            </draw:text-box>
          </draw:frame>
        </draw:g>
        <draw:g>
          <draw:glue-point draw:id="4" svg:x="-4.86cm" svg:y="-4.573cm"/>
          <draw:glue-point draw:id="5" svg:x="-4.647cm" svg:y="-5cm"/>
          <draw:custom-shape draw:style-name="gr262" draw:text-style-name="P59" draw:layer="layout" svg:width="3.118cm" svg:height="3.239cm" svg:x="27.666cm" svg:y="16.229cm">
            <text:p/>
            <draw:enhanced-geometry svg:viewBox="0 0 21600 21600" draw:glue-points="10800 0 0 10800 10800 21600 21600 10800" draw:type="flowchart-process" draw:enhanced-path="M 0 0 L 21600 0 21600 21600 0 21600 0 0 Z N"/>
          </draw:custom-shape>
          <draw:custom-shape draw:style-name="gr263" draw:text-style-name="P59" draw:layer="layout" svg:width="3.052cm" svg:height="3.195cm" svg:x="28.016cm" svg:y="16.654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1.757cm" svg:height="0.624cm" svg:x="27.706cm" svg:y="16.194cm">
            <draw:text-box>
              <text:p><text:span text:style-name="T3">Model A</text:span></text:p>
            </draw:text-box>
          </draw:frame>
          <draw:frame draw:style-name="gr264" draw:text-style-name="P60" draw:layer="layout" svg:width="1.79cm" svg:height="0.624cm" svg:x="28.154cm" svg:y="16.576cm">
            <draw:text-box>
              <text:p><text:span text:style-name="T3">Model B</text:span></text:p>
            </draw:text-box>
          </draw:frame>
          <draw:custom-shape draw:style-name="gr265" draw:text-style-name="P59" draw:layer="layout" svg:width="3.022cm" svg:height="3.195cm" svg:x="28.33cm" svg:y="17.0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1.741cm" svg:height="0.624cm" svg:x="28.576cm" svg:y="16.977cm">
            <draw:text-box>
              <text:p><text:span text:style-name="T3">Model C</text:span></text:p>
            </draw:text-box>
          </draw:frame>
        </draw:g>
        <draw:custom-shape draw:style-name="gr266" draw:text-style-name="P47" xml:id="id71" draw:id="id71"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7" draw:text-style-name="P27" draw:layer="layout" svg:width="6.326cm" svg:height="0.983cm" svg:x="16.968cm" svg:y="18.421cm">
          <draw:text-box>
            <text:p text:style-name="P2"><text:span text:style-name="T16">Coordination.ccsl</text:span></text:p>
          </draw:text-box>
          <draw:glue-point draw:id="4" svg:x="4.112cm" svg:y="-4.994cm"/>
        </draw:frame>
        <draw:g>
          <draw:line draw:style-name="gr8" draw:text-style-name="P7" draw:layer="layout" svg:x1="29.776cm" svg:y1="16.122cm" svg:x2="29.776cm" svg:y2="11.395cm">
            <text:p/>
          </draw:line>
        </draw:g>
        <draw:custom-shape draw:style-name="gr268" draw:text-style-name="P55" xml:id="id62" draw:id="id62"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62" draw:start-glue-point="10" draw:end-shape="id63" draw:end-glue-point="6" svg:d="M22800 9639c2796 0 958 49 3677 49" svg:viewBox="0 0 3678 50">
          <text:p/>
        </draw:connector>
        <draw:connector draw:style-name="gr196" draw:text-style-name="P7" draw:layer="layout" draw:type="curve" svg:x1="17.547cm" svg:y1="9.639cm" svg:x2="14.374cm" svg:y2="9.654cm" draw:start-shape="id62" draw:start-glue-point="6" draw:end-shape="id64" draw:end-glue-point="10" svg:d="M17547 9639c-2341 0-755 15-3173 15" svg:viewBox="0 0 3174 16">
          <text:p/>
        </draw:connector>
        <draw:g>
          <draw:line draw:style-name="gr8" draw:text-style-name="P7" draw:layer="layout" svg:x1="11.064cm" svg:y1="15.819cm" svg:x2="11.064cm" svg:y2="11.288cm">
            <text:p/>
          </draw:line>
        </draw:g>
        <draw:frame draw:style-name="gr269" draw:text-style-name="P7" draw:layer="layout" svg:width="2.767cm" svg:height="2.357cm" svg:x="9.847cm" svg:y="17.174cm">
          <draw:image xlink:href="Pictures/100000000000025C00000119DADF75AF8558E4C9.png" xlink:type="simple" xlink:show="embed" xlink:actuate="onLoad">
            <text:p/>
          </draw:image>
        </draw:frame>
        <draw:frame draw:style-name="gr269" draw:text-style-name="P7" draw:layer="layout" svg:width="2.655cm" svg:height="2.375cm" svg:x="28.527cm" svg:y="17.628cm">
          <draw:image xlink:href="Pictures/100000000000022200000189632E24A30879DAE9.png" xlink:type="simple" xlink:show="embed" xlink:actuate="onLoad">
            <text:p/>
          </draw:image>
        </draw:frame>
        <draw:custom-shape draw:style-name="gr270" draw:text-style-name="P63" xml:id="id67" draw:id="id67" draw:layer="layout" svg:width="2.498cm" svg:height="2.446cm" svg:x="12.182cm" svg:y="17.4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1" draw:text-style-name="P64" xml:id="id69" draw:id="id69" draw:layer="layout" svg:width="2.498cm" svg:height="2.446cm" svg:x="26.103cm" svg:y="17.4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2" draw:text-style-name="P66" xml:id="id64" draw:id="id64"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3" draw:text-style-name="P81" xml:id="id63" draw:id="id63"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13cm" svg:x2="13.116cm" svg:y2="5.226cm">
            <text:p/>
          </draw:line>
        </draw:g>
        <draw:g>
          <draw:line draw:style-name="gr8" draw:text-style-name="P7" draw:layer="layout" svg:x1="27.341cm" svg:y1="8.304cm" svg:x2="27.341cm" svg:y2="5.453cm">
            <text:p/>
          </draw:line>
        </draw:g>
        <draw:custom-shape draw:style-name="gr274" draw:text-style-name="P44" draw:layer="layout" svg:width="2.686cm" svg:height="1.075cm" svg:x="11.6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5" draw:text-style-name="P44" draw:layer="layout" svg:width="3.687cm" svg:height="1.217cm" svg:x="18.223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186cm" svg:y1="8.055cm" svg:x2="20.186cm" svg:y2="5.484cm">
            <text:p/>
          </draw:line>
        </draw:g>
        <draw:custom-shape draw:style-name="gr276" draw:text-style-name="P44" xml:id="id68" draw:id="id68" draw:layer="layout" svg:width="3.422cm" svg:height="1.177cm" svg:x="18.721cm" svg:y="14.1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77" draw:text-style-name="P18" draw:layer="layout" svg:width="3.683cm" svg:height="1.578cm" svg:x="11.082cm" svg:y="14.344cm">
            <draw:text-box>
              <text:p><text:span text:style-name="T10"/></text:p>
              <text:p><text:span text:style-name="T10"/></text:p>
            </draw:text-box>
          </draw:frame>
        </draw:g>
        <draw:g>
          <draw:frame draw:style-name="gr277" draw:text-style-name="P18" draw:layer="layout" svg:width="3.683cm" svg:height="1.578cm" svg:x="24.79cm" svg:y="14.483cm">
            <draw:text-box>
              <text:p><text:span text:style-name="T10"/></text:p>
              <text:p><text:span text:style-name="T10"/></text:p>
            </draw:text-box>
          </draw:frame>
        </draw:g>
        <draw:connector draw:style-name="gr196" draw:text-style-name="P7" draw:layer="layout" draw:type="curve" draw:line-skew="0.697cm" svg:x1="22.031cm" svg:y1="8.584cm" svg:x2="23.184cm" svg:y2="7.158cm" draw:start-shape="id62" draw:start-glue-point="11" draw:end-shape="id65" draw:end-glue-point="5" svg:d="M22031 8584c0-2178 1153-1465 1153-1426" svg:viewBox="0 0 1154 1569">
          <text:p/>
        </draw:connector>
        <draw:custom-shape draw:style-name="gr278" draw:text-style-name="P44" xml:id="id66" draw:id="id66" draw:layer="layout" svg:width="3.059cm" svg:height="1.232cm" svg:x="22.5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636cm" svg:x2="24.129cm" svg:y2="5.264cm" draw:end-shape="id66" draw:end-glue-point="6" svg:d="M24387 6636c0-615-258 71-258-1372" svg:viewBox="0 0 259 1373">
          <text:p/>
        </draw:connector>
        <draw:custom-shape draw:style-name="gr279" draw:text-style-name="P47" draw:layer="layout" svg:width="2.085cm" svg:height="2.106cm" svg:x="19.39cm" svg:y="15.5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4" draw:text-style-name="P44" draw:layer="layout" svg:width="2.686cm" svg:height="1.075cm" svg:x="26.022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3.893cm" svg:y1="22.363cm" svg:x2="15.461cm" svg:y2="22.363cm">
          <text:p/>
        </draw:line>
        <draw:frame draw:style-name="gr280" draw:text-style-name="P43" draw:layer="layout" svg:width="3.72cm" svg:height="1.076cm" svg:x="15.531cm" svg:y="21.825cm">
          <draw:text-box>
            <text:p><text:span text:style-name="T34">Conforms To</text:span></text:p>
          </draw:text-box>
        </draw:frame>
        <draw:line draw:style-name="gr196" draw:text-style-name="P51" draw:layer="layout" svg:x1="22.322cm" svg:y1="22.363cm" svg:x2="24.066cm" svg:y2="22.363cm">
          <text:p/>
        </draw:line>
        <draw:frame draw:style-name="gr280" draw:text-style-name="P43" draw:layer="layout" svg:width="2.708cm" svg:height="1.076cm" svg:x="24.136cm" svg:y="21.825cm">
          <draw:text-box>
            <text:p><text:span text:style-name="T34">Imports</text:span></text:p>
          </draw:text-box>
        </draw:frame>
        <draw:frame draw:style-name="gr280" draw:text-style-name="P43" draw:layer="layout" svg:width="3.72cm" svg:height="1.076cm" svg:x="10.603cm" svg:y="21.825cm">
          <draw:text-box>
            <text:p><text:span text:style-name="T34">Generates</text:span></text:p>
          </draw:text-box>
        </draw:frame>
        <draw:custom-shape draw:style-name="gr281" draw:text-style-name="P7" draw:layer="layout" svg:width="1.557cm" svg:height="0.677cm" svg:x="8.977cm" svg:y="22.0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7" draw:layer="layout" svg:width="23.908cm" svg:height="1.156cm" svg:x="8.114cm" svg:y="21.804cm">
          <text:p/>
          <draw:enhanced-geometry svg:viewBox="0 0 21600 21600" draw:glue-points="10800 0 0 10800 10800 21600 21600 10800" draw:type="flowchart-process" draw:enhanced-path="M 0 0 L 21600 0 21600 21600 0 21600 0 0 Z N"/>
        </draw:custom-shape>
        <draw:connector draw:style-name="gr219" draw:text-style-name="P7" draw:layer="layout" draw:type="curve" svg:x1="13.431cm" svg:y1="17.429cm" svg:x2="18.721cm" svg:y2="14.765cm" draw:start-shape="id67" draw:start-glue-point="4" draw:end-shape="id68" draw:end-glue-point="5" svg:d="M13431 17429c0-1776 1763-2664 5290-2664" svg:viewBox="0 0 5291 2665">
          <text:p/>
        </draw:connector>
        <draw:connector draw:style-name="gr219" draw:text-style-name="P7" draw:layer="layout" draw:type="curve" svg:x1="27.352cm" svg:y1="17.471cm" svg:x2="22.143cm" svg:y2="14.765cm" draw:start-shape="id69" draw:start-glue-point="4" draw:end-shape="id68" draw:end-glue-point="7" svg:d="M27352 17471c0-1804-1736-2706-5209-2706" svg:viewBox="0 0 5210 2707">
          <text:p/>
        </draw:connector>
        <draw:line draw:style-name="gr219" draw:text-style-name="P7" draw:layer="layout" svg:x1="26.558cm" svg:y1="22.363cm" svg:x2="28.56cm" svg:y2="22.363cm">
          <text:p/>
        </draw:line>
        <draw:frame draw:style-name="gr280" draw:text-style-name="P43" draw:layer="layout" svg:width="3.105cm" svg:height="1.076cm" svg:x="28.604cm" svg:y="21.825cm">
          <draw:text-box>
            <text:p><text:span text:style-name="T34">Parameter Of</text:span></text:p>
          </draw:text-box>
        </draw:frame>
        <draw:custom-shape draw:style-name="gr283" draw:text-style-name="P82" xml:id="id65" draw:id="id65" draw:layer="layout" svg:width="3.401cm" svg:height="1.518cm" svg:x="22.686cm" svg:y="6.9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4" draw:text-style-name="P44" draw:layer="layout" svg:width="0.894cm" svg:height="0.803cm" svg:x="19.758cm" svg:y="8.343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74" draw:text-style-name="P44"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74" draw:text-style-name="P44" xml:id="id70" draw:id="id70" draw:layer="layout" svg:width="2.686cm" svg:height="1.075cm" svg:x="14.826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74" draw:text-style-name="P44" xml:id="id72" draw:id="id72" draw:layer="layout" svg:width="2.686cm" svg:height="1.075cm" svg:x="23.513cm" svg:y="11.074cm">
          <text:p text:style-name="P2"><text:span text:style-name="T62">Acceleo</text:span></text:p>
          <draw:enhanced-geometry svg:viewBox="0 0 21600 21600" draw:glue-points="10800 0 0 10800 10800 21600 21600 10800" draw:type="flowchart-process" draw:enhanced-path="M 0 0 L 21600 0 21600 21600 0 21600 0 0 Z N"/>
        </draw:custom-shape>
        <draw:connector draw:style-name="gr285" draw:text-style-name="P7" draw:layer="layout" draw:type="curve" svg:x1="18.316cm" svg:y1="8.584cm" svg:x2="16.169cm" svg:y2="5.132cm" draw:start-shape="id62" draw:start-glue-point="5" draw:end-shape="id70" draw:end-glue-point="6" svg:d="M18316 8584c0-2878-2147-1153-2147-3452" svg:viewBox="0 0 2148 3453">
          <text:p/>
        </draw:connector>
        <draw:connector draw:style-name="gr285" draw:text-style-name="P7" draw:layer="layout" draw:type="curve" svg:x1="21.275cm" svg:y1="12.36cm" svg:x2="23.513cm" svg:y2="11.612cm" draw:start-shape="id71" draw:start-glue-point="1" draw:end-shape="id72" draw:end-glue-point="5" svg:d="M21275 12360c1660 0 542-748 2238-748" svg:viewBox="0 0 2239 749">
          <text:p/>
        </draw:connector>
        <draw:g>
          <draw:line draw:style-name="gr8" draw:text-style-name="P7" draw:layer="layout" svg:x1="20.184cm" svg:y1="3.851cm" svg:x2="20.184cm" svg:y2="2.858cm">
            <text:p/>
          </draw:line>
        </draw:g>
        <draw:custom-shape draw:style-name="gr284" draw:text-style-name="P44" draw:layer="layout" svg:width="0.894cm" svg:height="0.803cm" svg:x="19.797cm" svg:y="11.845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4" draw:text-style-name="P44" draw:layer="layout" svg:width="0.894cm" svg:height="0.803cm" svg:x="19.942cm" svg:y="16.027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6" draw:text-style-name="P7" draw:layer="layout" svg:x1="18.996cm" svg:y1="22.385cm" svg:x2="20.564cm" svg:y2="22.385cm">
          <text:p/>
        </draw:line>
        <draw:frame draw:style-name="gr280" draw:text-style-name="P43" draw:layer="layout" svg:width="3.72cm" svg:height="1.076cm" svg:x="20.531cm" svg:y="21.825cm">
          <draw:text-box>
            <text:p><text:span text:style-name="T34">Uses</text:span></text:p>
          </draw:text-box>
        </draw:frame>
        <draw:line draw:style-name="gr287" draw:text-style-name="P7" draw:layer="layout" svg:x1="7.575cm" svg:y1="13.8cm" svg:x2="32.878cm" svg:y2="13.776cm">
          <text:p/>
        </draw:line>
        <draw:frame draw:style-name="gr288" draw:text-style-name="P83" draw:layer="layout" svg:width="8.241cm" svg:height="3.099cm" svg:x="7.695cm" svg:y="12.733cm">
          <draw:text-box>
            <text:p><text:span text:style-name="T65">Language <text:s/>Level</text:span></text:p>
          </draw:text-box>
        </draw:frame>
        <draw:frame draw:style-name="gr288" draw:text-style-name="P83" draw:layer="layout" svg:width="8.241cm" svg:height="3.099cm" svg:x="7.768cm" svg:y="19.932cm">
          <draw:text-box>
            <text:p><text:span text:style-name="T65">Model Level</text:span></text:p>
          </draw:text-box>
        </draw:frame>
        <draw:line draw:style-name="gr287" draw:text-style-name="P7" draw:layer="layout" svg:x1="7.54cm" svg:y1="6.433cm" svg:x2="32.615cm" svg:y2="6.467cm">
          <text:p/>
        </draw:line>
        <draw:frame draw:style-name="gr288" draw:text-style-name="P83" draw:layer="layout" svg:width="8.241cm" svg:height="3.099cm" svg:x="7.596cm" svg:y="5.434cm">
          <draw:text-box>
            <text:p><text:span text:style-name="T65">Metalanguage <text:s/>Level</text:span></text:p>
          </draw:text-box>
        </draw:frame>
        <draw:line draw:style-name="gr287" draw:text-style-name="P7" draw:layer="layout" svg:x1="7.745cm" svg:y1="21.06cm" svg:x2="33.048cm" svg:y2="21.036cm">
          <text:p/>
        </draw:line>
      </draw:page>
      <draw:page draw:name="page19" draw:style-name="dp1" draw:master-page-name="Default">
        <draw:custom-shape draw:style-name="gr289" draw:text-style-name="P85" draw:layer="layout" svg:width="9.03cm" svg:height="15.697cm" svg:x="15.873cm" svg:y="3.286cm">
          <text:p text:style-name="P2"><text:span text:style-name="T66">BCOoL specification</text:span></text:p>
          <text:p text:style-name="P84"><text:span text:style-name="T67"/></text:p>
          <text:p text:style-name="P84"><text:span text:style-name="T67"/></text:p>
          <text:p text:style-name="P84"><text:span text:style-name="T67"/></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9" draw:layer="layout" svg:width="7.028cm" svg:height="1.644cm" svg:x="17.13cm" svg:y="7.838cm">
          <text:p text:style-name="P2"><text:span text:style-name="T62">Filtering by </text:span><text:span text:style-name="T68">Context</text:span></text:p>
          <text:p text:style-name="P2"><text:span text:style-name="T69">Query language </text:span></text:p>
          <draw:enhanced-geometry svg:viewBox="0 0 21600 21600" draw:type="rectangle" draw:enhanced-path="M 0 0 L 21600 0 21600 21600 0 21600 0 0 Z N"/>
        </draw:custom-shape>
        <draw:custom-shape draw:style-name="gr291" draw:text-style-name="P49" draw:layer="layout" svg:width="7.044cm" svg:height="1.519cm" svg:x="17.122cm" svg:y="12.086cm">
          <text:p text:style-name="P2"><text:span text:style-name="T62">Filtering by </text:span><text:span text:style-name="T68">Ocurrences</text:span></text:p>
          <text:p text:style-name="P2"><text:span text:style-name="T69">Event Query Language</text:span></text:p>
          <draw:enhanced-geometry svg:viewBox="0 0 21600 21600" draw:type="rectangle" draw:enhanced-path="M 0 0 L 21600 0 21600 21600 0 21600 0 0 Z N"/>
        </draw:custom-shape>
        <draw:custom-shape draw:style-name="gr292" draw:text-style-name="P86" draw:layer="layout" svg:width="6.747cm" svg:height="1.217cm" svg:x="17.223cm" svg:y="17.355cm">
          <text:p text:style-name="P2"><text:span text:style-name="T68">Coordination</text:span></text:p>
          <text:p text:style-name="P2"><text:span text:style-name="T69">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0">DSE</text:span><text:span text:style-name="T71">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7" draw:layer="layout" svg:width="2.803cm" svg:height="4.028cm" svg:x="19.57cm" svg:y="7.97cm">
          <text:p text:style-name="P2"><text:span text:style-name="T73">( DSE</text:span><text:span text:style-name="T74">1</text:span><text:span text:style-name="T75">*</text:span><text:span text:style-name="T74"> </text:span><text:span text:style-name="T76">, DSE</text:span><text:span text:style-name="T74">2</text:span><text:span text:style-name="T75">* </text:span><text:span text:style-name="T77">)</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57" draw:layer="layout" svg:width="2.803cm" svg:height="4.028cm" svg:x="19.571cm" svg:y="12.17cm">
          <text:p text:style-name="P2"><text:span text:style-name="T73">( [DSE</text:span><text:span text:style-name="T74">1</text:span><text:span text:style-name="T75">*</text:span><text:span text:style-name="T76">]</text:span><text:span text:style-name="T74"> </text:span><text:span text:style-name="T76">, [DSE</text:span><text:span text:style-name="T74">2</text:span><text:span text:style-name="T75">*</text:span><text:span text:style-name="T76">]</text:span><text:span text:style-name="T75"> </text:span><text:span text:style-name="T77">)</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87" draw:layer="layout" svg:width="8.599cm" svg:height="5.738cm" svg:x="16.155cm" svg:y="6.498cm">
          <text:p text:style-name="P84"><text:span text:style-name="T78"><text:s/></text:span><text:span text:style-name="T78">matching rule</text:span></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88" draw:layer="layout" svg:width="8.566cm" svg:height="2.348cm" svg:x="16.171cm" svg:y="16.404cm">
          <text:p text:style-name="P84"><text:span text:style-name="T79">coordination rule</text:span></text:p>
          <text:p text:style-name="P84"><text:span text:style-name="T79"/></text:p>
          <text:p text:style-name="P2"><text:span text:style-name="T7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87" draw:layer="layout" svg:width="9.107cm" svg:height="14.322cm" svg:x="15.818cm" svg:y="4.699cm">
          <text:p text:style-name="P84"><text:span text:style-name="T80"><text:s/></text:span><text:span text:style-name="T80">composition rule</text:span></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9"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0">DSE</text:span><text:span text:style-name="T71">2</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0"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1"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2"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2" draw:text-style-name="P56" draw:layer="layout" svg:width="2.517cm" svg:height="2.646cm" svg:x="25.03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0">DSE</text:span><text:span text:style-name="T71">1</text:span><text:span text:style-name="T8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0">DSE</text:span><text:span text:style-name="T71">2</text:span><text:span text:style-name="T8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ADF75AF8558E4C9.png" xlink:type="simple" xlink:show="embed" xlink:actuate="onLoad">
            <text:p/>
          </draw:image>
        </draw:frame>
        <draw:frame draw:style-name="gr78" draw:text-style-name="P7" draw:layer="layout" svg:width="2.655cm" svg:height="2.375cm" svg:x="28.458cm" svg:y="11.77cm">
          <draw:image xlink:href="Pictures/100000000000022200000189632E24A30879DAE9.png" xlink:type="simple" xlink:show="embed" xlink:actuate="onLoad">
            <text:p/>
          </draw:image>
        </draw:frame>
      </draw:page>
      <draw:page draw:name="page20" draw:style-name="dp1" draw:master-page-name="Default">
        <draw:custom-shape draw:style-name="gr303" draw:text-style-name="P85" draw:layer="layout" svg:width="9.03cm" svg:height="10.694cm" svg:x="16.04cm" svg:y="6.656cm">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BCOoL specification</text:span></text:p>
          <text:p text:style-name="P84"><text:span text:style-name="T67"/></text:p>
          <text:p text:style-name="P84"><text:span text:style-name="T67"/></text:p>
          <text:p text:style-name="P84"><text:span text:style-name="T67"/></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9" draw:layer="layout" svg:width="7.028cm" svg:height="1.644cm" svg:x="17.157cm" svg:y="9.648cm">
          <text:p text:style-name="P2"><text:span text:style-name="T69">tfsmRight.Occurs.name </text:span></text:p>
          <draw:enhanced-geometry svg:viewBox="0 0 21600 21600" draw:type="rectangle" draw:enhanced-path="M 0 0 L 21600 0 21600 21600 0 21600 0 0 Z N"/>
        </draw:custom-shape>
        <draw:custom-shape draw:style-name="gr292" draw:text-style-name="P86" draw:layer="layout" svg:width="6.747cm" svg:height="1.217cm" svg:x="17.306cm" svg:y="15.294cm">
          <text:p text:style-name="P2"><text:span text:style-name="T68">Coordination</text:span></text:p>
          <text:p text:style-name="P2"><text:span text:style-name="T69">RendenVous</text:span></text:p>
          <draw:enhanced-geometry svg:viewBox="0 0 21600 21600" draw:type="rectangle" draw:enhanced-path="M 0 0 L 21600 0 21600 21600 0 21600 0 0 Z N"/>
        </draw:custom-shape>
        <draw:custom-shape draw:style-name="gr132" draw:text-style-name="P89" draw:layer="layout" svg:width="2.619cm" svg:height="2.689cm" svg:x="13.626cm" svg:y="4.38cm">
          <text:p text:style-name="P2"><text:span text:style-name="T82">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7" draw:layer="layout" svg:width="2.803cm" svg:height="4.028cm" svg:x="19.597cm" svg:y="9.78cm">
          <text:p text:style-name="P2"><text:span text:style-name="T76">(alarmOn_occurs, alarmOn_occurs</text:span><text:span text:style-name="T77">)</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4" draw:text-style-name="P87" draw:layer="layout" svg:width="8.599cm" svg:height="4.168cm" svg:x="16.182cm" svg:y="8.308cm">
          <text:p text:style-name="P84"><text:span text:style-name="T78"><text:s/></text:span></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matching rule</text:span></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text:p text:style-name="P2"><text:span text:style-name="T7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88" draw:layer="layout" svg:width="8.566cm" svg:height="2.348cm" svg:x="16.254cm" svg:y="14.343cm">
          <text:p text:style-name="P84"><text:span text:style-name="T79">coordination rule</text:span></text:p>
          <text:p text:style-name="P84"><text:span text:style-name="T79"/></text:p>
          <text:p text:style-name="P2"><text:span text:style-name="T7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9" draw:layer="layout" svg:width="2.619cm" svg:height="2.689cm" svg:x="25.027cm" svg:y="4.381cm">
          <text:p text:style-name="P2"><text:span text:style-name="T82">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0"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1" draw:text-style-name="P18" draw:layer="layout" svg:width="3.683cm" svg:height="0.784cm" svg:x="5.205cm" svg:y="11.521cm">
            <draw:text-box>
              <text:p><text:span text:style-name="T10">&lt;&lt;Conforms To&gt;&gt;</text:span></text:p>
            </draw:text-box>
          </draw:frame>
        </draw:g>
        <draw:custom-shape draw:style-name="gr302"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2" draw:text-style-name="P56" draw:layer="layout" svg:width="2.517cm" svg:height="2.646cm" svg:x="25.197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0">alarmOn_occurs</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0">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90"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91" draw:layer="layout" svg:width="6.205cm" svg:height="0.661cm" svg:x="4.838cm" svg:y="14.467cm">
          <text:p text:style-name="P2"><text:span text:style-name="T83">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7" draw:text-style-name="P92" xml:id="id74" draw:id="id74" draw:layer="layout" svg:width="2.188cm" svg:height="1.873cm" svg:x="4.508cm" svg:y="16.733cm">
          <text:p text:style-name="P2"><text:span text:style-name="T84">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8" draw:text-style-name="P93" draw:layer="layout" draw:type="curve" svg:x1="4.668cm" svg:y1="15.484cm" svg:x2="5.602cm" svg:y2="16.733cm" draw:start-shape="id73" draw:start-glue-point="9" draw:end-shape="id74" draw:end-glue-point="4" svg:d="M4668 15484c623 0 934 416 934 1249" svg:viewBox="0 0 935 1250">
          <text:p/>
        </draw:connector>
        <draw:connector draw:style-name="gr308" draw:text-style-name="P7" draw:layer="layout" draw:type="curve" svg:x1="6.696cm" svg:y1="17.67cm" svg:x2="9.871cm" svg:y2="18.565cm" draw:start-shape="id74" draw:start-glue-point="10" draw:end-shape="id75" draw:end-glue-point="4" svg:d="M6696 17670c2117 0 3175 298 3175 895" svg:viewBox="0 0 3176 896">
          <text:p/>
        </draw:connector>
        <draw:frame draw:style-name="gr309" draw:text-style-name="P94" xml:id="id79" draw:id="id79" draw:layer="layout" svg:width="3.62cm" svg:height="1.17cm" svg:x="7.358cm" svg:y="16.652cm">
          <draw:text-box>
            <text:p><text:span text:style-name="T85">?</text:span><text:span text:style-name="T86"> sensor_fire_on </text:span><text:span text:style-name="T87">/</text:span></text:p>
            <text:p><text:span text:style-name="T85">!</text:span><text:span text:style-name="T86"> </text:span><text:span text:style-name="T88">alarmOn</text:span></text:p>
          </draw:text-box>
        </draw:frame>
        <draw:frame draw:style-name="gr309" draw:text-style-name="P94" xml:id="id81" draw:id="id81" draw:layer="layout" svg:width="3.361cm" svg:height="1.17cm" svg:x="6.107cm" svg:y="19.527cm">
          <draw:text-box>
            <text:p><text:span text:style-name="T85">?</text:span><text:span text:style-name="T86"> sensor_fire_off / </text:span></text:p>
            <text:p><text:span text:style-name="T86">! </text:span><text:span text:style-name="T88">alarmOff</text:span><text:span text:style-name="T89"> </text:span></text:p>
          </draw:text-box>
        </draw:frame>
        <draw:custom-shape draw:style-name="gr310" draw:text-style-name="P92" xml:id="id75" draw:id="id75" draw:layer="layout" svg:width="2.001cm" svg:height="1.736cm" svg:x="8.87cm" svg:y="18.565cm">
          <text:p text:style-name="P2"><text:span text:style-name="T90">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8" draw:text-style-name="P7" draw:layer="layout" draw:type="curve" svg:x1="8.87cm" svg:y1="19.433cm" svg:x2="5.602cm" svg:y2="18.606cm" draw:start-shape="id75" draw:start-glue-point="6" draw:end-shape="id74" draw:end-glue-point="8" svg:d="M8870 19433c-2179 0-3268-275-3268-827" svg:viewBox="0 0 3269 828">
          <text:p/>
        </draw:connector>
        <draw:custom-shape draw:style-name="gr311" draw:text-style-name="P95" xml:id="id73" draw:id="id73"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9" draw:text-style-name="P94" draw:layer="layout" svg:width="3.62cm" svg:height="1.17cm" svg:x="5.437cm" svg:y="15.344cm">
          <draw:text-box>
            <text:p><text:span text:style-name="T85">After</text:span><text:span text:style-name="T86"> 1 </text:span><text:span text:style-name="T85">on</text:span><text:span text:style-name="T86"> Clk </text:span><text:span text:style-name="T85">/</text:span></text:p>
            <text:p><text:span text:style-name="T91"/></text:p>
          </draw:text-box>
        </draw:frame>
        <draw:custom-shape draw:style-name="gr312" draw:text-style-name="P90"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96" draw:layer="layout" svg:width="6.205cm" svg:height="0.661cm" svg:x="31.137cm" svg:y="14.508cm">
          <text:p text:style-name="P2"><text:span text:style-name="T92">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7" draw:text-style-name="P92" xml:id="id77" draw:id="id77" draw:layer="layout" svg:width="2.188cm" svg:height="1.873cm" svg:x="30.807cm" svg:y="16.774cm">
          <text:p text:style-name="P2"><text:span text:style-name="T84">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8" draw:text-style-name="P93" draw:layer="layout" draw:type="curve" svg:x1="30.967cm" svg:y1="15.525cm" svg:x2="31.901cm" svg:y2="16.774cm" draw:start-shape="id76" draw:start-glue-point="9" draw:end-shape="id77" draw:end-glue-point="4" svg:d="M30967 15525c623 0 934 416 934 1249" svg:viewBox="0 0 935 1250">
          <text:p/>
        </draw:connector>
        <draw:connector draw:style-name="gr308" draw:text-style-name="P7" draw:layer="layout" draw:type="curve" svg:x1="32.995cm" svg:y1="17.711cm" svg:x2="36.17cm" svg:y2="18.606cm" draw:start-shape="id77" draw:start-glue-point="10" draw:end-shape="id78" draw:end-glue-point="4" svg:d="M32995 17711c2117 0 3175 298 3175 895" svg:viewBox="0 0 3176 896">
          <text:p/>
        </draw:connector>
        <draw:frame draw:style-name="gr309" draw:text-style-name="P94" xml:id="id80" draw:id="id80" draw:layer="layout" svg:width="3.62cm" svg:height="1.17cm" svg:x="33.657cm" svg:y="16.693cm">
          <draw:text-box>
            <text:p><text:span text:style-name="T85">?</text:span><text:span text:style-name="T86"> </text:span><text:span text:style-name="T93">alarmOn</text:span><text:span text:style-name="T86"> </text:span><text:span text:style-name="T87">/</text:span></text:p>
            <text:p><text:span text:style-name="T85">!</text:span><text:span text:style-name="T86"> </text:span><text:span text:style-name="T94">setRed</text:span></text:p>
          </draw:text-box>
        </draw:frame>
        <draw:frame draw:style-name="gr309" draw:text-style-name="P94" xml:id="id82" draw:id="id82" draw:layer="layout" svg:width="3.361cm" svg:height="1.17cm" svg:x="32.406cm" svg:y="19.568cm">
          <draw:text-box>
            <text:p><text:span text:style-name="T85">?</text:span><text:span text:style-name="T86"> </text:span><text:span text:style-name="T89">alarmOff</text:span><text:span text:style-name="T86"> / </text:span></text:p>
            <text:p><text:span text:style-name="T86">! </text:span><text:span text:style-name="T94">setGreen</text:span><text:span text:style-name="T86"> </text:span></text:p>
          </draw:text-box>
        </draw:frame>
        <draw:custom-shape draw:style-name="gr310" draw:text-style-name="P92" xml:id="id78" draw:id="id78" draw:layer="layout" svg:width="2.001cm" svg:height="1.736cm" svg:x="35.169cm" svg:y="18.606cm">
          <text:p text:style-name="P2"><text:span text:style-name="T90">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8" draw:text-style-name="P7" draw:layer="layout" draw:type="curve" svg:x1="35.169cm" svg:y1="19.474cm" svg:x2="31.901cm" svg:y2="18.647cm" draw:start-shape="id78" draw:start-glue-point="6" draw:end-shape="id77" draw:end-glue-point="8" svg:d="M35169 19474c-2179 0-3268-275-3268-827" svg:viewBox="0 0 3269 828">
          <text:p/>
        </draw:connector>
        <draw:custom-shape draw:style-name="gr311" draw:text-style-name="P95" xml:id="id76" draw:id="id76"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9" draw:text-style-name="P94" draw:layer="layout" svg:width="3.62cm" svg:height="1.17cm" svg:x="31.736cm" svg:y="15.385cm">
          <draw:text-box>
            <text:p><text:span text:style-name="T85">After</text:span><text:span text:style-name="T86"> 1 </text:span><text:span text:style-name="T85">on</text:span><text:span text:style-name="T86"> Clk </text:span><text:span text:style-name="T85">/</text:span></text:p>
            <text:p><text:span text:style-name="T91">!</text:span><text:span text:style-name="T64"> setGreen</text:span></text:p>
          </draw:text-box>
        </draw:frame>
        <draw:connector draw:style-name="gr313" draw:text-style-name="P2" draw:layer="layout" draw:line-skew="0.087cm 3.771cm" svg:x1="9.168cm" svg:y1="17.822cm" svg:x2="33.657cm" svg:y2="17.278cm" draw:start-shape="id79" draw:start-glue-point="2" draw:end-shape="id80" draw:end-glue-point="3" svg:d="M9168 17822v587h16921v-1131h7568" svg:viewBox="0 0 24490 1132">
          <text:p/>
        </draw:connector>
        <draw:connector draw:style-name="gr313" draw:text-style-name="P2" draw:layer="layout" draw:line-skew="-0.115cm 6.02cm" svg:x1="7.787cm" svg:y1="20.697cm" svg:x2="32.406cm" svg:y2="20.153cm" draw:start-shape="id81" draw:start-glue-point="2" draw:end-shape="id82" draw:end-glue-point="3" svg:d="M7787 20697v385h19170v-929h5449" svg:viewBox="0 0 24620 930">
          <text:p/>
        </draw:connector>
        <draw:custom-shape draw:style-name="gr293"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5712CAB3604C347A.png" xlink:type="simple" xlink:show="embed" xlink:actuate="onLoad">
            <text:p/>
          </draw:image>
        </draw:frame>
        <draw:custom-shape draw:style-name="gr314" draw:text-style-name="P97"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5" draw:text-style-name="P7" draw:layer="layout" svg:width="1.524cm" svg:height="0.635cm" svg:x="5.9cm" svg:y="7.691cm">
          <draw:image xlink:href="Pictures/10000000000005D90000036B5712CAB3604C347A.png" xlink:type="simple" xlink:show="embed" xlink:actuate="onLoad">
            <text:p/>
          </draw:image>
        </draw:frame>
        <draw:frame draw:style-name="gr316" draw:text-style-name="P10" draw:layer="layout" svg:width="1.143cm" svg:height="0.493cm" svg:x="5.773cm" svg:y="7.837cm">
          <draw:text-box>
            <text:p><text:span text:style-name="T95">name</text:span></text:p>
          </draw:text-box>
        </draw:frame>
        <draw:frame draw:style-name="gr78" draw:text-style-name="P7" draw:layer="layout" svg:width="10.258cm" svg:height="5.842cm" svg:x="28.419cm" svg:y="4.25cm">
          <draw:image xlink:href="Pictures/10000000000005D90000036B5712CAB3604C347A.png" xlink:type="simple" xlink:show="embed" xlink:actuate="onLoad">
            <text:p/>
          </draw:image>
        </draw:frame>
        <draw:custom-shape draw:style-name="gr314" draw:text-style-name="P97"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5" draw:text-style-name="P7" draw:layer="layout" svg:width="1.524cm" svg:height="0.635cm" svg:x="31.819cm" svg:y="7.552cm">
          <draw:image xlink:href="Pictures/10000000000005D90000036B5712CAB3604C347A.png" xlink:type="simple" xlink:show="embed" xlink:actuate="onLoad">
            <text:p/>
          </draw:image>
        </draw:frame>
        <draw:frame draw:style-name="gr316" draw:text-style-name="P10" draw:layer="layout" svg:width="1.143cm" svg:height="0.493cm" svg:x="31.692cm" svg:y="7.698cm">
          <draw:text-box>
            <text:p><text:span text:style-name="T95">name</text:span></text:p>
          </draw:text-box>
        </draw:frame>
      </draw:page>
      <draw:page draw:name="page21" draw:style-name="dp1" draw:master-page-name="Default">
        <draw:custom-shape draw:style-name="gr317" draw:text-style-name="P85" draw:layer="layout" svg:width="9.03cm" svg:height="11.715cm" svg:x="15.873cm" svg:y="3.286cm">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BCOoL specification</text:span></text:p>
          <text:p text:style-name="P84"><text:span text:style-name="T67"/></text:p>
          <text:p text:style-name="P84"><text:span text:style-name="T67"/></text:p>
          <text:p text:style-name="P84"><text:span text:style-name="T67"/></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9" draw:layer="layout" svg:width="7.028cm" svg:height="1.644cm" svg:x="16.778cm" svg:y="4.938cm">
          <text:p text:style-name="P2"><text:span text:style-name="T62"/></text:p>
          <text:p text:style-name="P2"><text:span text:style-name="T62">Query Language</text:span></text:p>
          <text:p text:style-name="P2"><text:span text:style-name="T96">Filtering by </text:span><text:span text:style-name="T97">Context</text:span></text:p>
          <text:p text:style-name="P2"><text:span text:style-name="T69"/></text:p>
          <draw:enhanced-geometry svg:viewBox="0 0 21600 21600" draw:type="rectangle" draw:enhanced-path="M 0 0 L 21600 0 21600 21600 0 21600 0 0 Z N"/>
        </draw:custom-shape>
        <draw:custom-shape draw:style-name="gr291" draw:text-style-name="P49" draw:layer="layout" svg:width="7.044cm" svg:height="1.519cm" svg:x="16.77cm" svg:y="9.186cm">
          <text:p text:style-name="P2"><text:span text:style-name="T62">Event Query Language</text:span></text:p>
          <text:p text:style-name="P2"><text:span text:style-name="T96">Filtering by </text:span><text:span text:style-name="T97">Ocurrences</text:span></text:p>
          <draw:enhanced-geometry svg:viewBox="0 0 21600 21600" draw:type="rectangle" draw:enhanced-path="M 0 0 L 21600 0 21600 21600 0 21600 0 0 Z N"/>
        </draw:custom-shape>
        <draw:custom-shape draw:style-name="gr318" draw:text-style-name="P86" draw:layer="layout" svg:width="7.816cm" svg:height="1.314cm" svg:x="16.384cm" svg:y="13.156cm">
          <text:p text:style-name="P2"><text:span text:style-name="T98"/></text:p>
          <text:p text:style-name="P2"><text:span text:style-name="T98">Event Constraint Language</text:span></text:p>
          <text:p text:style-name="P2"><text:span text:style-name="T69">Coordination</text:span></text:p>
          <text:p text:style-name="P2"><text:span text:style-name="T69"/></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0">DSE</text:span><text:span text:style-name="T71">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7" draw:layer="layout" svg:width="2.803cm" svg:height="4.028cm" svg:x="19.37cm" svg:y="5.07cm">
          <text:p text:style-name="P2"><text:span text:style-name="T73">( DSE</text:span><text:span text:style-name="T74">1</text:span><text:span text:style-name="T75">*</text:span><text:span text:style-name="T74"> </text:span><text:span text:style-name="T76">, DSE</text:span><text:span text:style-name="T74">2</text:span><text:span text:style-name="T75">* </text:span><text:span text:style-name="T77">)</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57" draw:layer="layout" svg:width="2.803cm" svg:height="4.028cm" svg:x="19.371cm" svg:y="9.27cm">
          <text:p text:style-name="P2"><text:span text:style-name="T73">( [DSE</text:span><text:span text:style-name="T74">1</text:span><text:span text:style-name="T75">*</text:span><text:span text:style-name="T76">]</text:span><text:span text:style-name="T74"> </text:span><text:span text:style-name="T76">, [DSE</text:span><text:span text:style-name="T74">2</text:span><text:span text:style-name="T75">*</text:span><text:span text:style-name="T76">]</text:span><text:span text:style-name="T75"> </text:span><text:span text:style-name="T77">)</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9"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0">DSE</text:span><text:span text:style-name="T71">2</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0"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1"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2"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2" draw:text-style-name="P56" draw:layer="layout" svg:width="2.517cm" svg:height="2.646cm" svg:x="25.03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0">DSE</text:span><text:span text:style-name="T71">1</text:span><text:span text:style-name="T8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0">DSE</text:span><text:span text:style-name="T71">2</text:span><text:span text:style-name="T8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ADF75AF8558E4C9.png" xlink:type="simple" xlink:show="embed" xlink:actuate="onLoad">
            <text:p/>
          </draw:image>
        </draw:frame>
        <draw:frame draw:style-name="gr78" draw:text-style-name="P7" draw:layer="layout" svg:width="2.655cm" svg:height="2.375cm" svg:x="28.458cm" svg:y="11.77cm">
          <draw:image xlink:href="Pictures/100000000000022200000189632E24A30879DAE9.png" xlink:type="simple" xlink:show="embed" xlink:actuate="onLoad">
            <text:p/>
          </draw:image>
        </draw:frame>
      </draw:page>
      <draw:page draw:name="page22" draw:style-name="dp1" draw:master-page-name="Default">
        <draw:custom-shape draw:style-name="gr319" draw:text-style-name="P85" draw:layer="layout" svg:width="6.559cm" svg:height="9.294cm" svg:x="12.139cm" svg:y="2.334cm">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66"/></text:p>
          <text:p text:style-name="P2"><text:span text:style-name="T99">BCOoL specification</text:span></text:p>
          <text:p text:style-name="P84"><text:span text:style-name="T67"/></text:p>
          <text:p text:style-name="P84"><text:span text:style-name="T67"/></text:p>
          <text:p text:style-name="P84"><text:span text:style-name="T67"/></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1"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2" draw:text-style-name="P7" draw:layer="layout" svg:width="2.767cm" svg:height="2.357cm" svg:x="7.137cm" svg:y="11.74cm">
          <draw:image xlink:href="Pictures/100000000000025C00000119DADF75AF8558E4C9.png" xlink:type="simple" xlink:show="embed" xlink:actuate="onLoad">
            <text:p/>
          </draw:image>
        </draw:frame>
        <draw:frame draw:style-name="gr322" draw:text-style-name="P7" draw:layer="layout" svg:width="2.89cm" svg:height="2.651cm" svg:x="24.901cm" svg:y="11.593cm">
          <draw:image xlink:href="Pictures/100000000000022200000189632E24A30879DAE9.png" xlink:type="simple" xlink:show="embed" xlink:actuate="onLoad">
            <text:p/>
          </draw:image>
        </draw:frame>
        <draw:custom-shape draw:style-name="gr323" draw:text-style-name="P57" draw:layer="layout" svg:width="1.356cm" svg:height="0.732cm" svg:x="6.44cm" svg:y="2.896cm">
          <text:p text:style-name="P2"><text:span text:style-name="T70">DSE</text:span><text:span text:style-name="T71">3</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31" draw:layer="layout" svg:width="2.062cm" svg:height="1.871cm" svg:x="7.736cm" svg:y="2.286cm">
          <text:p text:style-name="P2"><text:span text:style-name="T100">Behavioral</text:span></text:p>
          <text:p text:style-name="P2"><text:span text:style-name="T10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2" draw:text-style-name="P7" draw:layer="layout" svg:width="2.579cm" svg:height="2.332cm" svg:x="3.312cm" svg:y="11.752cm">
          <draw:image xlink:href="Pictures/10000000000002BC00000155A5F231D469D6EA56.png" xlink:type="simple" xlink:show="embed" xlink:actuate="onLoad">
            <text:p/>
          </draw:image>
        </draw:frame>
        <draw:frame draw:style-name="gr322" draw:text-style-name="P7" draw:layer="layout" svg:width="3.135cm" svg:height="2.716cm" svg:x="20.743cm" svg:y="11.56cm">
          <draw:image xlink:href="Pictures/10000000000001900000016D28CA0DE28BE16967.png" xlink:type="simple" xlink:show="embed" xlink:actuate="onLoad">
            <text:p/>
          </draw:image>
        </draw:frame>
        <draw:custom-shape draw:style-name="gr325" draw:text-style-name="P98"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3" draw:text-style-name="P57" draw:layer="layout" svg:width="1.356cm" svg:height="0.732cm" svg:x="8.066cm" svg:y="6.81cm">
          <text:p text:style-name="P2"><text:span text:style-name="T70">DSE</text:span><text:span text:style-name="T71">1</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31" draw:layer="layout" svg:width="2.062cm" svg:height="1.871cm" svg:x="9.362cm" svg:y="6.2cm">
          <text:p text:style-name="P2"><text:span text:style-name="T100">Behavioral</text:span></text:p>
          <text:p text:style-name="P2"><text:span text:style-name="T100">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6" draw:text-style-name="P99"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3" draw:text-style-name="P57" draw:layer="layout" svg:width="1.356cm" svg:height="0.732cm" svg:x="24.963cm" svg:y="3.096cm">
          <text:p text:style-name="P2"><text:span text:style-name="T70">DSE</text:span><text:span text:style-name="T71">4</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31" draw:layer="layout" svg:width="2.062cm" svg:height="1.871cm" svg:x="22.657cm" svg:y="2.486cm">
          <text:p text:style-name="P2"><text:span text:style-name="T100">Behavioral</text:span></text:p>
          <text:p text:style-name="P2"><text:span text:style-name="T10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7" draw:text-style-name="P100"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3" draw:text-style-name="P57" draw:layer="layout" svg:width="1.356cm" svg:height="0.732cm" svg:x="21.439cm" svg:y="6.987cm">
          <text:p text:style-name="P2"><text:span text:style-name="T70">DSE</text:span><text:span text:style-name="T71">4</text:span><text:span text:style-name="T7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31" draw:layer="layout" svg:width="2.062cm" svg:height="1.871cm" svg:x="19.133cm" svg:y="6.377cm">
          <text:p text:style-name="P2"><text:span text:style-name="T100">Behavioral</text:span></text:p>
          <text:p text:style-name="P2"><text:span text:style-name="T10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28"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29" draw:text-style-name="P101"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1"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2" draw:text-style-name="P7" draw:layer="layout" svg:x1="9.849cm" svg:y1="3.29cm" svg:x2="13.606cm" svg:y2="4.802cm">
          <text:p/>
        </draw:line>
        <draw:line draw:style-name="gr332" draw:text-style-name="P7" draw:layer="layout" svg:x1="22.433cm" svg:y1="3.423cm" svg:x2="17.764cm" svg:y2="5.091cm">
          <text:p/>
        </draw:line>
        <draw:line draw:style-name="gr332" draw:text-style-name="P7" draw:layer="layout" svg:x1="7.092cm" svg:y1="3.201cm" svg:x2="14.073cm" svg:y2="6.002cm">
          <text:p/>
        </draw:line>
        <draw:line draw:style-name="gr332" draw:text-style-name="P7" draw:layer="layout" svg:x1="25.59cm" svg:y1="3.379cm" svg:x2="16.897cm" svg:y2="6.136cm">
          <text:p/>
        </draw:line>
        <draw:custom-shape draw:style-name="gr333" draw:text-style-name="P102"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1"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2" draw:text-style-name="P7" draw:layer="layout" svg:x1="11.271cm" svg:y1="7.47cm" svg:x2="13.762cm" svg:y2="9.56cm">
          <text:p/>
        </draw:line>
        <draw:line draw:style-name="gr332" draw:text-style-name="P7" draw:layer="layout" svg:x1="19.787cm" svg:y1="8.003cm" svg:x2="17.519cm" svg:y2="9.56cm">
          <text:p/>
        </draw:line>
        <draw:line draw:style-name="gr332" draw:text-style-name="P7" draw:layer="layout" svg:x1="9.093cm" svg:y1="7.136cm" svg:x2="14.34cm" svg:y2="10.382cm">
          <text:p/>
        </draw:line>
        <draw:line draw:style-name="gr332" draw:text-style-name="P7" draw:layer="layout" svg:x1="22.277cm" svg:y1="7.336cm" svg:x2="17.163cm" svg:y2="10.36cm">
          <text:p/>
        </draw:line>
        <draw:custom-shape draw:style-name="gr334"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6"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6"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3" draw:style-name="dp1" draw:master-page-name="Default">
        <draw:frame draw:style-name="gr339" draw:text-style-name="P2" draw:layer="layout" svg:width="23.794cm" svg:height="16.139cm" svg:x="8.388cm" svg:y="2.726cm">
          <draw:image xlink:href="Pictures/10000000000005450000039375B0A78C38149178.jpg" xlink:type="simple" xlink:show="embed" xlink:actuate="onLoad">
            <text:p/>
          </draw:image>
        </draw:frame>
        <draw:custom-shape draw:style-name="gr284" draw:text-style-name="P44" draw:layer="layout" svg:width="0.894cm" svg:height="0.803cm" svg:x="23.165cm" svg:y="10.046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4" draw:text-style-name="P44" draw:layer="layout" svg:width="0.894cm" svg:height="0.803cm" svg:x="27.819cm" svg:y="3.386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4" draw:text-style-name="P44" draw:layer="layout" svg:width="0.894cm" svg:height="0.803cm" svg:x="8.47cm" svg:y="7.948cm">
          <text:p text:style-name="P2"><text:span text:style-name="T62">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0-17T16:11:15.825000000</dc:date>
    <meta:editing-duration>PT16H58M</meta:editing-duration>
    <meta:editing-cycles>148</meta:editing-cycles>
    <meta:generator>LibreOffice/5.0.2.2$Windows_x86 LibreOffice_project/37b43f919e4de5eeaca9b9755ed688758a8251fe</meta:generator>
    <meta:document-statistic meta:object-count="1405"/>
  </office:meta>
</office:document-meta>
</file>